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7929in"/>
    </style:style>
    <style:style style:name="co15" style:family="table-column">
      <style:table-column-properties fo:break-before="auto" style:column-width="0.8035in"/>
    </style:style>
    <style:style style:name="co16" style:family="table-column">
      <style:table-column-properties fo:break-before="auto" style:column-width="1.104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/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.278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.4165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/>
    <style:style style:name="ce14" style:family="table-cell" style:parent-style-name="Default" style:data-style-name="N127"/>
    <style:style style:name="ce15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fo:background-color="#ff9900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ackground-color="#ff6600" fo:wrap-option="wrap"/>
    </style:style>
    <style:style style:name="ce19" style:family="table-cell" style:parent-style-name="Default" style:data-style-name="N122">
      <style:table-cell-properties fo:background-color="#ff6600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9900" fo:wrap-option="wrap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30"/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 style:data-style-name="N122">
      <style:table-cell-properties fo:background-color="transparent"/>
    </style:style>
    <style:style style:name="ce26" style:family="table-cell" style:parent-style-name="Default" style:data-style-name="N122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2">
      <style:table-cell-properties fo:background-color="#ffff00"/>
    </style:style>
    <style:style style:name="ce30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cc00"/>
    </style:style>
    <style:style style:name="ce32" style:family="table-cell" style:parent-style-name="Default">
      <style:table-cell-properties fo:background-color="#00ccff" fo:wrap-option="wrap"/>
    </style:style>
    <style:style style:name="ce33" style:family="table-cell" style:parent-style-name="Default" style:data-style-name="N121">
      <style:table-cell-properties fo:background-color="#00ccff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9900" fo:wrap-option="wrap" fo:border="0.06pt solid #000000"/>
    </style:style>
    <style:style style:name="ce36" style:family="table-cell" style:parent-style-name="Default">
      <style:table-cell-properties fo:background-color="#ff99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9900" fo:border="0.06pt solid #000000"/>
    </style:style>
    <style:style style:name="ce38" style:family="table-cell" style:parent-style-name="Default">
      <style:table-cell-properties fo:background-color="#ff99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2">
      <style:table-cell-properties fo:background-color="#ff9900" fo:border="0.06pt solid #000000"/>
    </style:style>
    <style:style style:name="ce40" style:family="table-cell" style:parent-style-name="Default" style:data-style-name="N122">
      <style:table-cell-properties fo:background-color="#ffffff" fo:border="0.06pt solid #000000"/>
    </style:style>
    <style:style style:name="ce41" style:family="table-cell" style:parent-style-name="Default" style:data-style-name="N1">
      <style:table-cell-properties fo:background-color="#ff9900" fo:border="0.06pt solid #000000"/>
    </style:style>
    <style:style style:name="ce42" style:family="table-cell" style:parent-style-name="Default" style:data-style-name="N124">
      <style:table-cell-properties fo:background-color="#ff9900" fo:border="0.06pt solid #000000"/>
    </style:style>
    <style:style style:name="ce43" style:family="table-cell" style:parent-style-name="Default">
      <style:table-cell-properties fo:background-color="#00ccff" fo:wrap-option="wrap" fo:border="0.06pt solid #000000"/>
    </style:style>
    <style:style style:name="ce44" style:family="table-cell" style:parent-style-name="Default" style:data-style-name="N121">
      <style:table-cell-properties fo:background-color="#00cc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9283in" svg:y="4.2146in">
            <draw:object draw:notify-on-update-of-ranges="Sheet1.I17:Sheet1.I23 Sheet1.J17:Sheet1.J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358in" svg:x="29.1705in" svg:y="4.6689in">
            <draw:object draw:notify-on-update-of-ranges="Sheet1.X18:Sheet1.X28 Sheet1.Y18:Sheet1.Y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Energy (GeV)</text:p>
          </table:table-cell>
          <table:table-cell office:value-type="float" office:value="2.18" calcext:value-type="float">
            <text:p>2.18</text:p>
          </table:table-cell>
          <table:table-cell table:number-columns-repeated="3"/>
          <table:table-cell office:value-type="string" calcext:value-type="string">
            <text:p>Factor for old polarization of 8.5 degree SHMS angle.</text:p>
          </table:table-cell>
          <table:table-cell table:number-columns-repeated="21"/>
          <table:table-cell table:style-name="ce4" office:value-type="string" calcext:value-type="string">
            <text:p>Max Data Rate ~4 kHz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Beam Pol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3"/>
          <table:table-cell table:formula="of:=0.4/0.55" office:value-type="float" office:value="0.727272727272727" calcext:value-type="float">
            <text:p>0.7272727273</text:p>
          </table:table-cell>
          <table:table-cell table:number-columns-repeated="21"/>
          <table:table-cell table:style-name="ce27" office:value-type="float" office:value="4000" calcext:value-type="float">
            <text:p>4000</text:p>
          </table:table-cell>
          <table:table-cell table:number-columns-repeated="6"/>
          <table:table-cell table:style-name="ce4" office:value-type="string" calcext:value-type="string">
            <text:p>Energy (GeV)</text:p>
          </table:table-cell>
          <table:table-cell table:style-name="ce4" office:value-type="string" calcext:value-type="string">
            <text:p>Mass 3He (GeV)</text:p>
          </table:table-cell>
          <table:table-cell table:style-name="ce4" office:value-type="string" calcext:value-type="string">
            <text:p>Mass H (GeV)</text:p>
          </table:table-cell>
          <table:table-cell table:style-name="ce2" office:value-type="string" calcext:value-type="string">
            <text:p>Max Current (uA)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Target Pol</text:p>
          </table:table-cell>
          <table:table-cell table:style-name="ce1" office:value-type="percentage" office:value="0.4" calcext:value-type="percentage">
            <text:p>40%</text:p>
          </table:table-cell>
          <table:table-cell table:number-columns-repeated="12"/>
          <table:table-cell table:style-name="ce12"/>
          <table:table-cell table:style-name="ce4" office:value-type="string" calcext:value-type="string">
            <text:p>Total Rate No Collimator All Paddles (Hz)</text:p>
          </table:table-cell>
          <table:table-cell table:style-name="ce4" office:value-type="string" calcext:value-type="string">
            <text:p>Total Rate No Collimator Paddles Off</text:p>
          </table:table-cell>
          <table:table-cell table:style-name="ce4" office:value-type="string" calcext:value-type="string">
            <text:p>Total Rate Collimator All Paddles</text:p>
          </table:table-cell>
          <table:table-cell table:style-name="ce15" office:value-type="string" calcext:value-type="string">
            <text:p>Total Rate Collimator Paddles Off</text:p>
          </table:table-cell>
          <table:table-cell table:style-name="ce17"/>
          <table:table-cell table:style-name="ce20"/>
          <table:table-cell table:style-name="ce17"/>
          <table:table-cell table:style-name="ce12"/>
          <table:table-cell table:number-columns-repeated="10"/>
          <table:table-cell table:style-name="ce34" office:value-type="string" calcext:value-type="string">
            <text:p>Run Plan</text:p>
          </table:table-cell>
          <table:table-cell table:style-name="ce4" office:value-type="float" office:value="2.18" calcext:value-type="float">
            <text:p>2.18</text:p>
          </table:table-cell>
          <table:table-cell table:style-name="ce12" table:formula="of:=3.0160293*0.9315" office:value-type="float" office:value="2.80943129295" calcext:value-type="float">
            <text:p>2.809431293</text:p>
          </table:table-cell>
          <table:table-cell table:style-name="ce12" office:value-type="float" office:value="0.938272" calcext:value-type="float">
            <text:p>0.938272</text:p>
          </table:table-cell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" office:value-type="string" calcext:value-type="string">
            <text:p>Spectrometer Angle</text:p>
          </table:table-cell>
          <table:table-cell table:style-name="ce4" office:value-type="string" calcext:value-type="string">
            <text:p>Q2_mean (GeV2)</text:p>
          </table:table-cell>
          <table:table-cell table:style-name="ce4" office:value-type="string" calcext:value-type="string">
            <text:p>Q in fm-1</text:p>
          </table:table-cell>
          <table:table-cell table:style-name="ce4" office:value-type="string" calcext:value-type="string">
            <text:p>Glass QE</text:p>
            <text:p>30uA (Hz)</text:p>
          </table:table-cell>
          <table:table-cell table:style-name="ce4" office:value-type="string" calcext:value-type="string">
            <text:p>He3 QE rate</text:p>
            <text:p>30uA (Hz)</text:p>
          </table:table-cell>
          <table:table-cell table:style-name="ce4" office:value-type="string" calcext:value-type="string">
            <text:p>He3 Elastic</text:p>
            <text:p>(no cut)</text:p>
            <text:p>30uA (Hz)</text:p>
          </table:table-cell>
          <table:table-cell table:style-name="ce4" office:value-type="string" calcext:value-type="string">
            <text:p>Total Rate</text:p>
            <text:p>30uA (Hz)</text:p>
          </table:table-cell>
          <table:table-cell table:style-name="ce4" office:value-type="string" calcext:value-type="string">
            <text:p>He3 Elastic</text:p>
            <text:p>(no cut)</text:p>
            <text:p>27uA (Hz)</text:p>
          </table:table-cell>
          <table:table-cell table:style-name="ce4" office:value-type="string" calcext:value-type="string">
            <text:p>Total Rate</text:p>
            <text:p>27uA (Hz)</text:p>
          </table:table-cell>
          <table:table-cell table:style-name="ce4" office:value-type="string" calcext:value-type="string">
            <text:p>He3 elastic</text:p>
            <text:p>27uA/hour</text:p>
          </table:table-cell>
          <table:table-cell table:style-name="ce4" office:value-type="string" calcext:value-type="string">
            <text:p>Total</text:p>
            <text:p>27uA/hour</text:p>
          </table:table-cell>
          <table:table-cell/>
          <table:table-cell table:style-name="ce4" office:value-type="string" calcext:value-type="string">
            <text:p>Elastic Rate x0.85 to Account for Turning Off Paddles (Hz) (27 uA)</text:p>
          </table:table-cell>
          <table:table-cell table:style-name="ce4" office:value-type="string" calcext:value-type="string">
            <text:p>Simulation Total Rate x2.2 to Compensate for Lower Simulation Rate (polarization) + and Slightly High QE (27 uA)</text:p>
          </table:table-cell>
          <table:table-cell table:style-name="ce4" office:value-type="string" calcext:value-type="string">
            <text:p>Total Rate /2.7 for Turning Off Paddles (27 uA)</text:p>
          </table:table-cell>
          <table:table-cell table:style-name="ce4" office:value-type="string" calcext:value-type="string">
            <text:p>Total Rate /4.7 to Account for Collimator (27 uA)</text:p>
          </table:table-cell>
          <table:table-cell table:style-name="ce15" office:value-type="string" calcext:value-type="string">
            <text:p>Total Rate /2.7 and /4.7 for Collimator and Paddles (27 uA)</text:p>
          </table:table-cell>
          <table:table-cell table:style-name="ce18" office:value-type="string" calcext:value-type="string">
            <text:p>Elastic Rate after Collimator (/4.7) (27 uA)</text:p>
          </table:table-cell>
          <table:table-cell table:style-name="ce21" office:value-type="string" calcext:value-type="string">
            <text:p>Total Rate (Hz/uA)</text:p>
          </table:table-cell>
          <table:table-cell table:style-name="ce18" office:value-type="string" calcext:value-type="string">
            <text:p>Elastic Rate (Hz/uA)</text:p>
          </table:table-cell>
          <table:table-cell table:style-name="ce22" office:value-type="string" calcext:value-type="string">
            <text:p>Estimated Elastic Rate to Estimated Total Background Rate (27 uA)</text:p>
          </table:table-cell>
          <table:table-cell table:style-name="ce24" office:value-type="string" calcext:value-type="string">
            <text:p>Estimated Asymmetry</text:p>
          </table:table-cell>
          <table:table-cell table:style-name="ce24" office:value-type="string" calcext:value-type="string">
            <text:p>Elastic Rate * Estimated Asymmetry</text:p>
          </table:table-cell>
          <table:table-cell table:style-name="ce24" office:value-type="string" calcext:value-type="string">
            <text:p>Ratio of Elastic Rate to Background Rate * Estimated Asymmetry</text:p>
          </table:table-cell>
          <table:table-cell/>
          <table:table-cell table:style-name="ce4" office:value-type="string" calcext:value-type="string">
            <text:p>Prescale Factor Needed to be Below Max Data Rate (27 uA)</text:p>
          </table:table-cell>
          <table:table-cell table:style-name="ce4" office:value-type="string" calcext:value-type="string">
            <text:p>Prescale Factor Integer (27 uA)</text:p>
          </table:table-cell>
          <table:table-cell table:style-name="ce4" office:value-type="string" calcext:value-type="string">
            <text:p>Total Rate After Collimator, Paddles Off, and Prescale at 27 uA (Hz)</text:p>
          </table:table-cell>
          <table:table-cell table:style-name="ce28" office:value-type="string" calcext:value-type="string">
            <text:p>Elastic Rate After Prescale (Hz) (27 uA)</text:p>
          </table:table-cell>
          <table:table-cell table:style-name="ce30" office:value-type="string" calcext:value-type="string">
            <text:p>Elastics/hour After Prescale (27 uA)</text:p>
          </table:table-cell>
          <table:table-cell table:style-name="ce32" office:value-type="string" calcext:value-type="string">
            <text:p>FOM=Asym* sqrt(Nelastic)</text:p>
          </table:table-cell>
          <table:table-cell/>
          <table:table-cell table:style-name="ce35" office:value-type="string" calcext:value-type="string">
            <text:p>Spectrometer + Kinematic Name</text:p>
          </table:table-cell>
          <table:table-cell table:style-name="ce36" office:value-type="string" calcext:value-type="string">
            <text:p>Spectrometer Angle</text:p>
          </table:table-cell>
          <table:table-cell table:style-name="ce35" office:value-type="string" calcext:value-type="string">
            <text:p>Current (uA)</text:p>
          </table:table-cell>
          <table:table-cell table:style-name="ce35" office:value-type="string" calcext:value-type="string">
            <text:p>Ep (GeV)</text:p>
          </table:table-cell>
          <table:table-cell table:style-name="ce38" office:value-type="string" calcext:value-type="string">
            <text:p>Q2_mean (GeV2)</text:p>
          </table:table-cell>
          <table:table-cell table:style-name="ce38" office:value-type="string" calcext:value-type="string">
            <text:p>Q in fm-1</text:p>
          </table:table-cell>
          <table:table-cell table:style-name="ce35" office:value-type="string" calcext:value-type="string">
            <text:p>Estimated Total Rate (Hz)</text:p>
          </table:table-cell>
          <table:table-cell table:style-name="ce35" office:value-type="string" calcext:value-type="string">
            <text:p>Elastic Rate (Hz)</text:p>
          </table:table-cell>
          <table:table-cell table:style-name="ce35" office:value-type="string" calcext:value-type="string">
            <text:p>Total Prescale</text:p>
          </table:table-cell>
          <table:table-cell table:style-name="ce35" office:value-type="string" calcext:value-type="string">
            <text:p>Hall C Prescale GUI Value (ps3 = el_clean)</text:p>
          </table:table-cell>
          <table:table-cell table:style-name="ce35" office:value-type="string" calcext:value-type="string">
            <text:p>Estimated Total Rate After Prescale (Hz)</text:p>
          </table:table-cell>
          <table:table-cell table:style-name="ce35" office:value-type="string" calcext:value-type="string">
            <text:p>Estimated Total Counts/Hour After Prescale</text:p>
          </table:table-cell>
          <table:table-cell table:style-name="ce35" office:value-type="string" calcext:value-type="string">
            <text:p>Elastic Rate After Prescale (Hz)</text:p>
          </table:table-cell>
          <table:table-cell table:style-name="ce35" office:value-type="string" calcext:value-type="string">
            <text:p>Elastics/Hour</text:p>
          </table:table-cell>
          <table:table-cell table:style-name="ce35" office:value-type="string" calcext:value-type="string">
            <text:p>Hours at Kinematic</text:p>
          </table:table-cell>
          <table:table-cell table:style-name="ce35" office:value-type="string" calcext:value-type="string">
            <text:p>Estimated Total Counts</text:p>
          </table:table-cell>
          <table:table-cell table:style-name="ce35" office:value-type="string" calcext:value-type="string">
            <text:p>Total Beam Charge on Target [C]</text:p>
          </table:table-cell>
          <table:table-cell table:style-name="ce35" office:value-type="string" calcext:value-type="string">
            <text:p>Estimated Total Elastic Counts</text:p>
          </table:table-cell>
          <table:table-cell table:style-name="ce35" office:value-type="string" calcext:value-type="string">
            <text:p>Estimated Asymmetry</text:p>
          </table:table-cell>
          <table:table-cell table:style-name="ce35" office:value-type="string" calcext:value-type="string">
            <text:p>Uncertainty on Asymmetry</text:p>
          </table:table-cell>
          <table:table-cell/>
          <table:table-cell table:style-name="ce43" office:value-type="string" calcext:value-type="string">
            <text:p>FOM= Asym* SQRT(Nelastic), (using 1 hour of Elastic events after prescales)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office:value-type="float" office:value="8.5" calcext:value-type="float">
            <text:p>8.5</text:p>
          </table:table-cell>
          <table:table-cell table:style-name="ce4" office:value-type="float" office:value="0.0515" calcext:value-type="float">
            <text:p>0.0515</text:p>
          </table:table-cell>
          <table:table-cell table:formula="of:=[.D5]*25.7" office:value-type="float" office:value="1.32355" calcext:value-type="float">
            <text:p>1.32355</text:p>
          </table:table-cell>
          <table:table-cell table:formula="of:=593644*[.F$2]" office:value-type="float" office:value="431741.090909091" calcext:value-type="float">
            <text:p>431741.090909091</text:p>
          </table:table-cell>
          <table:table-cell table:formula="of:=120013*[.F$2]" office:value-type="float" office:value="87282.1818181818" calcext:value-type="float">
            <text:p>87282.1818181818</text:p>
          </table:table-cell>
          <table:table-cell table:formula="of:=10945*[.F$2]" office:value-type="float" office:value="7960" calcext:value-type="float">
            <text:p>7960</text:p>
          </table:table-cell>
          <table:table-cell table:formula="of:=[.F5]+[.G5]+[.H5]" office:value-type="float" office:value="526983.272727273" calcext:value-type="float">
            <text:p>526983.272727273</text:p>
          </table:table-cell>
          <table:table-cell table:style-name="ce5" table:formula="of:=[.H5]*27/30" office:value-type="float" office:value="7164" calcext:value-type="float">
            <text:p>7164.000</text:p>
          </table:table-cell>
          <table:table-cell table:style-name="ce5" table:formula="of:=[.I5]*27/30" office:value-type="float" office:value="474284.945454545" calcext:value-type="float">
            <text:p>474284.945</text:p>
          </table:table-cell>
          <table:table-cell table:style-name="ce7" table:formula="of:=[.J5]*60*60" office:value-type="float" office:value="25790400" calcext:value-type="float">
            <text:p>25790400</text:p>
          </table:table-cell>
          <table:table-cell table:style-name="ce11" table:formula="of:=[.K5]*60*60" office:value-type="float" office:value="1707425803.63636" calcext:value-type="float">
            <text:p>1707425803.63636</text:p>
          </table:table-cell>
          <table:table-cell/>
          <table:table-cell table:formula="of:=[.J5]*0.85" office:value-type="float" office:value="6089.4" calcext:value-type="float">
            <text:p>6089.4</text:p>
          </table:table-cell>
          <table:table-cell table:style-name="ce13" table:formula="of:=[.K5]*2.2" office:value-type="float" office:value="1043426.88" calcext:value-type="float">
            <text:p>1043427</text:p>
          </table:table-cell>
          <table:table-cell table:style-name="ce13" table:formula="of:=[.P5]/2.7" office:value-type="float" office:value="386454.4" calcext:value-type="float">
            <text:p>386454</text:p>
          </table:table-cell>
          <table:table-cell table:style-name="ce13" table:formula="of:=[.P5]/4.7" office:value-type="float" office:value="222005.719148936" calcext:value-type="float">
            <text:p>222006</text:p>
          </table:table-cell>
          <table:table-cell table:style-name="ce16" table:formula="of:=[.P5]/2.7/4.7" office:value-type="float" office:value="82224.3404255319" calcext:value-type="float">
            <text:p>82224</text:p>
          </table:table-cell>
          <table:table-cell table:style-name="ce19" table:formula="of:=[.O5]/4.7" office:value-type="float" office:value="1295.6170212766" calcext:value-type="float">
            <text:p>1295.617</text:p>
          </table:table-cell>
          <table:table-cell table:style-name="ce16" table:formula="of:=[.S5]/27" office:value-type="float" office:value="3045.34594168637" calcext:value-type="float">
            <text:p>3045</text:p>
          </table:table-cell>
          <table:table-cell table:style-name="ce19" table:formula="of:=[.T5]/27" office:value-type="float" office:value="47.985815602837" calcext:value-type="float">
            <text:p>47.986</text:p>
          </table:table-cell>
          <table:table-cell table:style-name="ce23" table:formula="of:=[.T5]/([.S5]-[.T5])" office:value-type="float" office:value="0.0160093594310728" calcext:value-type="float">
            <text:p>1.60E-2</text:p>
          </table:table-cell>
          <table:table-cell office:value-type="float" office:value="0.023" calcext:value-type="float">
            <text:p>0.023</text:p>
          </table:table-cell>
          <table:table-cell table:style-name="ce5" table:formula="of:=[.T5]*[.X5]" office:value-type="float" office:value="29.7991914893617" calcext:value-type="float">
            <text:p>29.799</text:p>
          </table:table-cell>
          <table:table-cell table:style-name="ce23" table:formula="of:=[.W5]*[.X5]" office:value-type="float" office:value="0.000368215266914674" calcext:value-type="float">
            <text:p>3.68E-4</text:p>
          </table:table-cell>
          <table:table-cell/>
          <table:table-cell table:style-name="ce6" table:formula="of:=[.S5]/[.AB$2]" office:value-type="float" office:value="20.556085106383" calcext:value-type="float">
            <text:p>20.56</text:p>
          </table:table-cell>
          <table:table-cell office:value-type="float" office:value="21" calcext:value-type="float">
            <text:p>21</text:p>
          </table:table-cell>
          <table:table-cell table:style-name="ce13" table:formula="of:=[.S5]/[.AC5]" office:value-type="float" office:value="3915.44478216819" calcext:value-type="float">
            <text:p>3915</text:p>
          </table:table-cell>
          <table:table-cell table:style-name="ce29" table:formula="of:=[.T5]/[.AC5]" office:value-type="float" office:value="61.6960486322188" calcext:value-type="float">
            <text:p>61.696</text:p>
          </table:table-cell>
          <table:table-cell table:style-name="ce31" table:formula="of:=[.AE5]*60*60" office:value-type="float" office:value="222105.775075988" calcext:value-type="float">
            <text:p>222106</text:p>
          </table:table-cell>
          <table:table-cell table:style-name="ce33" table:formula="of:=ABS([.X5]*SQRT([.AF5]))" office:value-type="float" office:value="10.8394628563964" calcext:value-type="float">
            <text:p>10.8</text:p>
          </table:table-cell>
          <table:table-cell/>
          <table:table-cell table:style-name="ce35" office:value-type="string" calcext:value-type="string">
            <text:p>SHMS8.5</text:p>
          </table:table-cell>
          <table:table-cell table:style-name="ce37" office:value-type="float" office:value="8.5" calcext:value-type="float">
            <text:p>8.5</text:p>
          </table:table-cell>
          <table:table-cell table:style-name="ce37" office:value-type="float" office:value="5" calcext:value-type="float">
            <text:p>5</text:p>
          </table:table-cell>
          <table:table-cell table:style-name="ce39" table:formula="of:=[.AI$3]/(1+((2*[.AI$3])/[.AJ$3])*SIN([.AJ5]*3.141592654/180/2)^2)" office:value-type="float" office:value="2.16157639583436" calcext:value-type="float">
            <text:p>2.162</text:p>
          </table:table-cell>
          <table:table-cell table:style-name="ce37" office:value-type="float" office:value="0.0515" calcext:value-type="float">
            <text:p>0.0515</text:p>
          </table:table-cell>
          <table:table-cell table:style-name="ce37" table:formula="of:=[.AM5]*25.7" office:value-type="float" office:value="1.32355" calcext:value-type="float">
            <text:p>1.32355</text:p>
          </table:table-cell>
          <table:table-cell table:style-name="ce41" table:formula="of:=([.AK5]/[.AL$3])*[.S5]" office:value-type="float" office:value="15226.7297084318" calcext:value-type="float">
            <text:p>15227</text:p>
          </table:table-cell>
          <table:table-cell table:style-name="ce39" table:formula="of:=([.AK5]/[.AL$3])*[.T5]" office:value-type="float" office:value="239.929078014185" calcext:value-type="float">
            <text:p>239.92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41" table:formula="of:=[.AO5]/[.AQ5]" office:value-type="float" office:value="3045.34594168637" calcext:value-type="float">
            <text:p>3045</text:p>
          </table:table-cell>
          <table:table-cell table:style-name="ce41" table:formula="of:=[.AS5]*60*60" office:value-type="float" office:value="10963245.3900709" calcext:value-type="float">
            <text:p>10963245</text:p>
          </table:table-cell>
          <table:table-cell table:style-name="ce39" table:formula="of:=[.AP5]/[.AQ5]" office:value-type="float" office:value="47.985815602837" calcext:value-type="float">
            <text:p>47.986</text:p>
          </table:table-cell>
          <table:table-cell table:style-name="ce41" table:formula="of:=[.AU5]*60*60" office:value-type="float" office:value="172748.936170213" calcext:value-type="float">
            <text:p>172749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T5]*[.AW5]" office:value-type="float" office:value="0" calcext:value-type="float">
            <text:p>0</text:p>
          </table:table-cell>
          <table:table-cell table:style-name="ce39" table:formula="of:=[.AK5]*10^(-6)*[.AW5]*60*60" office:value-type="float" office:value="0" calcext:value-type="float">
            <text:p>0.000</text:p>
          </table:table-cell>
          <table:table-cell table:style-name="ce41" table:formula="of:=[.AV5]*[.AW5]" office:value-type="float" office:value="0" calcext:value-type="float">
            <text:p>0</text:p>
          </table:table-cell>
          <table:table-cell table:style-name="ce37" office:value-type="float" office:value="0.023" calcext:value-type="float">
            <text:p>0.023</text:p>
          </table:table-cell>
          <table:table-cell table:style-name="ce37"/>
          <table:table-cell/>
          <table:table-cell table:style-name="ce44" table:formula="of:=ABS([.BA5]*SQRT([.AV5]))" office:value-type="float" office:value="9.55950768784892" calcext:value-type="float">
            <text:p>9.6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151" calcext:value-type="float">
            <text:p>0.151</text:p>
          </table:table-cell>
          <table:table-cell table:style-name="ce4" office:value-type="float" office:value="4.02" calcext:value-type="float">
            <text:p>4.02</text:p>
          </table:table-cell>
          <table:table-cell table:style-name="ce4" office:value-type="float" office:value="151995" calcext:value-type="float">
            <text:p>151995</text:p>
          </table:table-cell>
          <table:table-cell table:style-name="ce4" office:value-type="float" office:value="29704.11" calcext:value-type="float">
            <text:p>29704.11</text:p>
          </table:table-cell>
          <table:table-cell table:style-name="ce4" office:value-type="float" office:value="1233.39" calcext:value-type="float">
            <text:p>1233.39</text:p>
          </table:table-cell>
          <table:table-cell table:style-name="ce4" office:value-type="float" office:value="182932.5" calcext:value-type="float">
            <text:p>182932.5</text:p>
          </table:table-cell>
          <table:table-cell table:style-name="ce5" table:formula="of:=[.H6]*27/30" office:value-type="float" office:value="1110.051" calcext:value-type="float">
            <text:p>1110.051</text:p>
          </table:table-cell>
          <table:table-cell table:style-name="ce5" table:formula="of:=[.I6]*27/30" office:value-type="float" office:value="164639.25" calcext:value-type="float">
            <text:p>164639.250</text:p>
          </table:table-cell>
          <table:table-cell table:style-name="ce8" office:value-type="float" office:value="3996183.6" calcext:value-type="float">
            <text:p>3996183.6</text:p>
          </table:table-cell>
          <table:table-cell table:style-name="ce7" office:value-type="float" office:value="592701300" calcext:value-type="float">
            <text:p>592701300</text:p>
          </table:table-cell>
          <table:table-cell/>
          <table:table-cell table:style-name="ce5" table:formula="of:=[.J6]*0.85" office:value-type="float" office:value="943.54335" calcext:value-type="float">
            <text:p>943.543</text:p>
          </table:table-cell>
          <table:table-cell table:style-name="ce13" table:formula="of:=[.K6]*2.2" office:value-type="float" office:value="362206.35" calcext:value-type="float">
            <text:p>362206</text:p>
          </table:table-cell>
          <table:table-cell table:style-name="ce13" table:formula="of:=[.P6]/2.7" office:value-type="float" office:value="134150.5" calcext:value-type="float">
            <text:p>134151</text:p>
          </table:table-cell>
          <table:table-cell table:style-name="ce13" table:formula="of:=[.P6]/4.7" office:value-type="float" office:value="77065.1808510638" calcext:value-type="float">
            <text:p>77065</text:p>
          </table:table-cell>
          <table:table-cell table:style-name="ce16" table:formula="of:=[.P6]/2.7/4.7" office:value-type="float" office:value="28542.6595744681" calcext:value-type="float">
            <text:p>28543</text:p>
          </table:table-cell>
          <table:table-cell table:style-name="ce19" table:formula="of:=[.O6]/4.7" office:value-type="float" office:value="200.753904255319" calcext:value-type="float">
            <text:p>200.754</text:p>
          </table:table-cell>
          <table:table-cell table:style-name="ce16" table:formula="of:=[.S6]/27" office:value-type="float" office:value="1057.13553979511" calcext:value-type="float">
            <text:p>1057</text:p>
          </table:table-cell>
          <table:table-cell table:style-name="ce19" table:formula="of:=[.T6]/27" office:value-type="float" office:value="7.43532978723404" calcext:value-type="float">
            <text:p>7.435</text:p>
          </table:table-cell>
          <table:table-cell table:style-name="ce23" table:formula="of:=[.T6]/([.S6]-[.T6])" office:value-type="float" office:value="0.0070832888441341" calcext:value-type="float">
            <text:p>7.08E-3</text:p>
          </table:table-cell>
          <table:table-cell table:style-name="ce25" office:value-type="float" office:value="0.04663" calcext:value-type="float">
            <text:p>0.047</text:p>
          </table:table-cell>
          <table:table-cell table:style-name="ce5" table:formula="of:=[.T6]*[.X6]" office:value-type="float" office:value="9.36115455542553" calcext:value-type="float">
            <text:p>9.361</text:p>
          </table:table-cell>
          <table:table-cell table:style-name="ce23" table:formula="of:=[.W6]*[.X6]" office:value-type="float" office:value="0.000330293758801973" calcext:value-type="float">
            <text:p>3.30E-4</text:p>
          </table:table-cell>
          <table:table-cell/>
          <table:table-cell table:style-name="ce6" table:formula="of:=[.S6]/[.AB$2]" office:value-type="float" office:value="7.13566489361702" calcext:value-type="float">
            <text:p>7.14</text:p>
          </table:table-cell>
          <table:table-cell office:value-type="float" office:value="8" calcext:value-type="float">
            <text:p>8</text:p>
          </table:table-cell>
          <table:table-cell table:style-name="ce13" table:formula="of:=[.S6]/[.AC6]" office:value-type="float" office:value="3567.83244680851" calcext:value-type="float">
            <text:p>3568</text:p>
          </table:table-cell>
          <table:table-cell table:style-name="ce29" table:formula="of:=[.T6]/[.AC6]" office:value-type="float" office:value="25.0942380319149" calcext:value-type="float">
            <text:p>25.094</text:p>
          </table:table-cell>
          <table:table-cell table:style-name="ce31" table:formula="of:=[.AE6]*60*60" office:value-type="float" office:value="90339.2569148937" calcext:value-type="float">
            <text:p>90339</text:p>
          </table:table-cell>
          <table:table-cell table:style-name="ce33" table:formula="of:=ABS([.X6]*SQRT([.AF6]))" office:value-type="float" office:value="14.0153411165684" calcext:value-type="float">
            <text:p>14.0</text:p>
          </table:table-cell>
          <table:table-cell/>
          <table:table-cell table:style-name="ce35" office:value-type="string" calcext:value-type="string">
            <text:p>SHMS11</text:p>
          </table:table-cell>
          <table:table-cell table:style-name="ce38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9" table:formula="of:=[.AI$3]/(1+((2*[.AI$3])/[.AJ$3])*SIN([.AJ6]*3.141592654/180/2)^2)" office:value-type="float" office:value="2.14935761969764" calcext:value-type="float">
            <text:p>2.149</text:p>
          </table:table-cell>
          <table:table-cell table:style-name="ce38" office:value-type="float" office:value="0.151" calcext:value-type="float">
            <text:p>0.151</text:p>
          </table:table-cell>
          <table:table-cell table:style-name="ce38" office:value-type="float" office:value="4.02" calcext:value-type="float">
            <text:p>4.02</text:p>
          </table:table-cell>
          <table:table-cell table:style-name="ce41" table:formula="of:=([.AK6]/[.AL$3])*[.S6]" office:value-type="float" office:value="5285.67769897557" calcext:value-type="float">
            <text:p>5286</text:p>
          </table:table-cell>
          <table:table-cell table:style-name="ce39" table:formula="of:=([.AK6]/[.AL$3])*[.T6]" office:value-type="float" office:value="37.1766489361702" calcext:value-type="float">
            <text:p>37.1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[.AO6]/[.AQ6]" office:value-type="float" office:value="2642.83884948779" calcext:value-type="float">
            <text:p>2643</text:p>
          </table:table-cell>
          <table:table-cell table:style-name="ce41" table:formula="of:=[.AS6]*60*60" office:value-type="float" office:value="9514219.85815603" calcext:value-type="float">
            <text:p>9514220</text:p>
          </table:table-cell>
          <table:table-cell table:style-name="ce39" table:formula="of:=[.AP6]/[.AQ6]" office:value-type="float" office:value="18.5883244680851" calcext:value-type="float">
            <text:p>18.588</text:p>
          </table:table-cell>
          <table:table-cell table:style-name="ce41" table:formula="of:=[.AU6]*60*60" office:value-type="float" office:value="66917.9680851063" calcext:value-type="float">
            <text:p>66918</text:p>
          </table:table-cell>
          <table:table-cell table:style-name="ce37" office:value-type="float" office:value="2" calcext:value-type="float">
            <text:p>2</text:p>
          </table:table-cell>
          <table:table-cell table:style-name="ce41" table:formula="of:=[.AT6]*[.AW6]" office:value-type="float" office:value="19028439.7163121" calcext:value-type="float">
            <text:p>19028440</text:p>
          </table:table-cell>
          <table:table-cell table:style-name="ce39" table:formula="of:=[.AK6]*10^(-6)*[.AW6]*60*60" office:value-type="float" office:value="0.036" calcext:value-type="float">
            <text:p>0.036</text:p>
          </table:table-cell>
          <table:table-cell table:style-name="ce41" table:formula="of:=[.AV6]*[.AW6]" office:value-type="float" office:value="133835.936170213" calcext:value-type="float">
            <text:p>133836</text:p>
          </table:table-cell>
          <table:table-cell table:style-name="ce39" office:value-type="float" office:value="0.04663" calcext:value-type="float">
            <text:p>0.047</text:p>
          </table:table-cell>
          <table:table-cell table:style-name="ce42" table:formula="of:=1*[.AZ6]^(-0.5)" office:value-type="float" office:value="0.00273346570490602" calcext:value-type="float">
            <text:p>0.0027</text:p>
          </table:table-cell>
          <table:table-cell/>
          <table:table-cell table:style-name="ce44" table:formula="of:=ABS([.BA6]*SQRT([.AV6]))" office:value-type="float" office:value="12.062485052419" calcext:value-type="float">
            <text:p>12.1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211" calcext:value-type="float">
            <text:p>0.211</text:p>
          </table:table-cell>
          <table:table-cell table:style-name="ce4" office:value-type="float" office:value="5.62" calcext:value-type="float">
            <text:p>5.62</text:p>
          </table:table-cell>
          <table:table-cell table:style-name="ce4" office:value-type="float" office:value="67024" calcext:value-type="float">
            <text:p>67024</text:p>
          </table:table-cell>
          <table:table-cell table:style-name="ce4" office:value-type="float" office:value="12186.12" calcext:value-type="float">
            <text:p>12186.12</text:p>
          </table:table-cell>
          <table:table-cell table:style-name="ce4" office:value-type="float" office:value="170.218" calcext:value-type="float">
            <text:p>170.218</text:p>
          </table:table-cell>
          <table:table-cell table:style-name="ce4" office:value-type="float" office:value="79380.338" calcext:value-type="float">
            <text:p>79380.338</text:p>
          </table:table-cell>
          <table:table-cell table:style-name="ce5" table:formula="of:=[.H7]*27/30" office:value-type="float" office:value="153.1962" calcext:value-type="float">
            <text:p>153.196</text:p>
          </table:table-cell>
          <table:table-cell table:style-name="ce5" table:formula="of:=[.I7]*27/30" office:value-type="float" office:value="71442.3042" calcext:value-type="float">
            <text:p>71442.304</text:p>
          </table:table-cell>
          <table:table-cell table:style-name="ce8" office:value-type="float" office:value="551506.32" calcext:value-type="float">
            <text:p>551506.32</text:p>
          </table:table-cell>
          <table:table-cell table:style-name="ce10" office:value-type="float" office:value="257192295.12" calcext:value-type="float">
            <text:p>257192295.12</text:p>
          </table:table-cell>
          <table:table-cell/>
          <table:table-cell table:style-name="ce5" table:formula="of:=[.J7]*0.85" office:value-type="float" office:value="130.21677" calcext:value-type="float">
            <text:p>130.217</text:p>
          </table:table-cell>
          <table:table-cell table:style-name="ce13" table:formula="of:=[.K7]*2.2" office:value-type="float" office:value="157173.06924" calcext:value-type="float">
            <text:p>157173</text:p>
          </table:table-cell>
          <table:table-cell table:style-name="ce13" table:formula="of:=[.P7]/2.7" office:value-type="float" office:value="58212.2478666667" calcext:value-type="float">
            <text:p>58212</text:p>
          </table:table-cell>
          <table:table-cell table:style-name="ce13" table:formula="of:=[.P7]/4.7" office:value-type="float" office:value="33441.0785617021" calcext:value-type="float">
            <text:p>33441</text:p>
          </table:table-cell>
          <table:table-cell table:style-name="ce16" table:formula="of:=[.P7]/2.7/4.7" office:value-type="float" office:value="12385.5846524823" calcext:value-type="float">
            <text:p>12386</text:p>
          </table:table-cell>
          <table:table-cell table:style-name="ce19" table:formula="of:=[.O7]/4.7" office:value-type="float" office:value="27.7056957446808" calcext:value-type="float">
            <text:p>27.706</text:p>
          </table:table-cell>
          <table:table-cell table:style-name="ce16" table:formula="of:=[.S7]/27" office:value-type="float" office:value="458.725357499344" calcext:value-type="float">
            <text:p>459</text:p>
          </table:table-cell>
          <table:table-cell table:style-name="ce19" table:formula="of:=[.T7]/27" office:value-type="float" office:value="1.02613687943262" calcext:value-type="float">
            <text:p>1.026</text:p>
          </table:table-cell>
          <table:table-cell table:style-name="ce23" table:formula="of:=[.T7]/([.S7]-[.T7])" office:value-type="float" office:value="0.00224194587450426" calcext:value-type="float">
            <text:p>2.24E-3</text:p>
          </table:table-cell>
          <table:table-cell table:style-name="ce25" office:value-type="float" office:value="0.06929" calcext:value-type="float">
            <text:p>0.069</text:p>
          </table:table-cell>
          <table:table-cell table:style-name="ce5" table:formula="of:=[.T7]*[.X7]" office:value-type="float" office:value="1.91972765814894" calcext:value-type="float">
            <text:p>1.920</text:p>
          </table:table-cell>
          <table:table-cell table:style-name="ce23" table:formula="of:=[.W7]*[.X7]" office:value-type="float" office:value="0.0001553444296444" calcext:value-type="float">
            <text:p>1.55E-4</text:p>
          </table:table-cell>
          <table:table-cell/>
          <table:table-cell table:style-name="ce6" table:formula="of:=[.S7]/[.AB$2]" office:value-type="float" office:value="3.09639616312057" calcext:value-type="float">
            <text:p>3.10</text:p>
          </table:table-cell>
          <table:table-cell office:value-type="float" office:value="4" calcext:value-type="float">
            <text:p>4</text:p>
          </table:table-cell>
          <table:table-cell table:style-name="ce13" table:formula="of:=[.S7]/[.AC7]" office:value-type="float" office:value="3096.39616312057" calcext:value-type="float">
            <text:p>3096</text:p>
          </table:table-cell>
          <table:table-cell table:style-name="ce29" table:formula="of:=[.T7]/[.AC7]" office:value-type="float" office:value="6.92642393617021" calcext:value-type="float">
            <text:p>6.926</text:p>
          </table:table-cell>
          <table:table-cell table:style-name="ce31" table:formula="of:=[.AE7]*60*60" office:value-type="float" office:value="24935.1261702128" calcext:value-type="float">
            <text:p>24935</text:p>
          </table:table-cell>
          <table:table-cell table:style-name="ce33" table:formula="of:=ABS([.X7]*SQRT([.AF7]))" office:value-type="float" office:value="10.9414869414457" calcext:value-type="float">
            <text:p>10.9</text:p>
          </table:table-cell>
          <table:table-cell/>
          <table:table-cell table:style-name="ce35" office:value-type="string" calcext:value-type="string">
            <text:p>SHMS13</text:p>
          </table:table-cell>
          <table:table-cell table:style-name="ce38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9" table:formula="of:=[.AI$3]/(1+((2*[.AI$3])/[.AJ$3])*SIN([.AJ7]*3.141592654/180/2)^2)" office:value-type="float" office:value="2.13749013693059" calcext:value-type="float">
            <text:p>2.137</text:p>
          </table:table-cell>
          <table:table-cell table:style-name="ce38" office:value-type="float" office:value="0.211" calcext:value-type="float">
            <text:p>0.211</text:p>
          </table:table-cell>
          <table:table-cell table:style-name="ce38" office:value-type="float" office:value="5.62" calcext:value-type="float">
            <text:p>5.62</text:p>
          </table:table-cell>
          <table:table-cell table:style-name="ce41" table:formula="of:=([.AK7]/[.AL$3])*[.S7]" office:value-type="float" office:value="3211.07750249541" calcext:value-type="float">
            <text:p>3211</text:p>
          </table:table-cell>
          <table:table-cell table:style-name="ce39" table:formula="of:=([.AK7]/[.AL$3])*[.T7]" office:value-type="float" office:value="7.18295815602836" calcext:value-type="float">
            <text:p>7.18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O7]/[.AQ7]" office:value-type="float" office:value="3211.07750249541" calcext:value-type="float">
            <text:p>3211</text:p>
          </table:table-cell>
          <table:table-cell table:style-name="ce41" table:formula="of:=[.AS7]*60*60" office:value-type="float" office:value="11559879.0089835" calcext:value-type="float">
            <text:p>11559879</text:p>
          </table:table-cell>
          <table:table-cell table:style-name="ce39" table:formula="of:=[.AP7]/[.AQ7]" office:value-type="float" office:value="7.18295815602836" calcext:value-type="float">
            <text:p>7.183</text:p>
          </table:table-cell>
          <table:table-cell table:style-name="ce41" table:formula="of:=[.AU7]*60*60" office:value-type="float" office:value="25858.6493617021" calcext:value-type="float">
            <text:p>25859</text:p>
          </table:table-cell>
          <table:table-cell table:style-name="ce37" office:value-type="float" office:value="2" calcext:value-type="float">
            <text:p>2</text:p>
          </table:table-cell>
          <table:table-cell table:style-name="ce41" table:formula="of:=[.AT7]*[.AW7]" office:value-type="float" office:value="23119758.017967" calcext:value-type="float">
            <text:p>23119758</text:p>
          </table:table-cell>
          <table:table-cell table:style-name="ce39" table:formula="of:=[.AK7]*10^(-6)*[.AW7]*60*60" office:value-type="float" office:value="0.0504" calcext:value-type="float">
            <text:p>0.050</text:p>
          </table:table-cell>
          <table:table-cell table:style-name="ce41" table:formula="of:=[.AV7]*[.AW7]" office:value-type="float" office:value="51717.2987234042" calcext:value-type="float">
            <text:p>51717</text:p>
          </table:table-cell>
          <table:table-cell table:style-name="ce39" office:value-type="float" office:value="0.06929" calcext:value-type="float">
            <text:p>0.069</text:p>
          </table:table-cell>
          <table:table-cell table:style-name="ce42" table:formula="of:=1*[.AZ7]^(-0.5)" office:value-type="float" office:value="0.00439725937547691" calcext:value-type="float">
            <text:p>0.0044</text:p>
          </table:table-cell>
          <table:table-cell/>
          <table:table-cell table:style-name="ce44" table:formula="of:=ABS([.BA7]*SQRT([.AV7]))" office:value-type="float" office:value="11.1422649165657" calcext:value-type="float">
            <text:p>11.1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276" calcext:value-type="float">
            <text:p>0.276</text:p>
          </table:table-cell>
          <table:table-cell table:style-name="ce4" office:value-type="float" office:value="7.35" calcext:value-type="float">
            <text:p>7.35</text:p>
          </table:table-cell>
          <table:table-cell table:style-name="ce4" office:value-type="float" office:value="28991" calcext:value-type="float">
            <text:p>28991</text:p>
          </table:table-cell>
          <table:table-cell table:style-name="ce4" office:value-type="float" office:value="5351.64" calcext:value-type="float">
            <text:p>5351.64</text:p>
          </table:table-cell>
          <table:table-cell table:style-name="ce4" office:value-type="float" office:value="17.396" calcext:value-type="float">
            <text:p>17.396</text:p>
          </table:table-cell>
          <table:table-cell table:style-name="ce4" office:value-type="float" office:value="34360.036" calcext:value-type="float">
            <text:p>34360.036</text:p>
          </table:table-cell>
          <table:table-cell table:style-name="ce5" table:formula="of:=[.H8]*27/30" office:value-type="float" office:value="15.6564" calcext:value-type="float">
            <text:p>15.656</text:p>
          </table:table-cell>
          <table:table-cell table:style-name="ce5" table:formula="of:=[.I8]*27/30" office:value-type="float" office:value="30924.0324" calcext:value-type="float">
            <text:p>30924.032</text:p>
          </table:table-cell>
          <table:table-cell table:style-name="ce9" office:value-type="float" office:value="56362.07" calcext:value-type="float">
            <text:p>56362.07</text:p>
          </table:table-cell>
          <table:table-cell table:style-name="ce10" office:value-type="float" office:value="111326516.64" calcext:value-type="float">
            <text:p>111326516.64</text:p>
          </table:table-cell>
          <table:table-cell/>
          <table:table-cell table:style-name="ce5" table:formula="of:=[.J8]*0.85" office:value-type="float" office:value="13.30794" calcext:value-type="float">
            <text:p>13.308</text:p>
          </table:table-cell>
          <table:table-cell table:style-name="ce13" table:formula="of:=[.K8]*2.2" office:value-type="float" office:value="68032.87128" calcext:value-type="float">
            <text:p>68033</text:p>
          </table:table-cell>
          <table:table-cell table:style-name="ce13" table:formula="of:=[.P8]/2.7" office:value-type="float" office:value="25197.3597333333" calcext:value-type="float">
            <text:p>25197</text:p>
          </table:table-cell>
          <table:table-cell table:style-name="ce13" table:formula="of:=[.P8]/4.7" office:value-type="float" office:value="14475.0789957447" calcext:value-type="float">
            <text:p>14475</text:p>
          </table:table-cell>
          <table:table-cell table:style-name="ce16" table:formula="of:=[.P8]/2.7/4.7" office:value-type="float" office:value="5361.14036879433" calcext:value-type="float">
            <text:p>5361</text:p>
          </table:table-cell>
          <table:table-cell table:style-name="ce19" table:formula="of:=[.O8]/4.7" office:value-type="float" office:value="2.83147659574468" calcext:value-type="float">
            <text:p>2.831</text:p>
          </table:table-cell>
          <table:table-cell table:style-name="ce16" table:formula="of:=[.S8]/27" office:value-type="float" office:value="198.56075439979" calcext:value-type="float">
            <text:p>199</text:p>
          </table:table-cell>
          <table:table-cell table:style-name="ce19" table:formula="of:=[.T8]/27" office:value-type="float" office:value="0.104869503546099" calcext:value-type="float">
            <text:p>0.105</text:p>
          </table:table-cell>
          <table:table-cell table:style-name="ce23" table:formula="of:=[.T8]/([.S8]-[.T8])" office:value-type="float" office:value="0.000528427280455437" calcext:value-type="float">
            <text:p>5.28E-4</text:p>
          </table:table-cell>
          <table:table-cell table:style-name="ce26" office:value-type="float" office:value="0.10642" calcext:value-type="float">
            <text:p>0.106</text:p>
          </table:table-cell>
          <table:table-cell table:style-name="ce5" table:formula="of:=[.T8]*[.X8]" office:value-type="float" office:value="0.301325739319149" calcext:value-type="float">
            <text:p>0.301</text:p>
          </table:table-cell>
          <table:table-cell table:style-name="ce23" table:formula="of:=[.W8]*[.X8]" office:value-type="float" office:value="0.0000562352311860676" calcext:value-type="float">
            <text:p>5.62E-5</text:p>
          </table:table-cell>
          <table:table-cell/>
          <table:table-cell table:style-name="ce6" table:formula="of:=[.S8]/[.AB$2]" office:value-type="float" office:value="1.34028509219858" calcext:value-type="float">
            <text:p>1.34</text:p>
          </table:table-cell>
          <table:table-cell office:value-type="float" office:value="2" calcext:value-type="float">
            <text:p>2</text:p>
          </table:table-cell>
          <table:table-cell table:style-name="ce13" table:formula="of:=[.S8]/[.AC8]" office:value-type="float" office:value="2680.57018439716" calcext:value-type="float">
            <text:p>2681</text:p>
          </table:table-cell>
          <table:table-cell table:style-name="ce29" table:formula="of:=[.T8]/[.AC8]" office:value-type="float" office:value="1.41573829787234" calcext:value-type="float">
            <text:p>1.416</text:p>
          </table:table-cell>
          <table:table-cell table:style-name="ce31" table:formula="of:=[.AE8]*60*60" office:value-type="float" office:value="5096.65787234042" calcext:value-type="float">
            <text:p>5097</text:p>
          </table:table-cell>
          <table:table-cell table:style-name="ce33" table:formula="of:=ABS([.X8]*SQRT([.AF8]))" office:value-type="float" office:value="7.5974175428904" calcext:value-type="float">
            <text:p>7.6</text:p>
          </table:table-cell>
          <table:table-cell/>
          <table:table-cell table:style-name="ce35" office:value-type="string" calcext:value-type="string">
            <text:p>SHMS15</text:p>
          </table:table-cell>
          <table:table-cell table:style-name="ce38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39" table:formula="of:=[.AI$3]/(1+((2*[.AI$3])/[.AJ$3])*SIN([.AJ8]*3.141592654/180/2)^2)" office:value-type="float" office:value="2.12384527737183" calcext:value-type="float">
            <text:p>2.124</text:p>
          </table:table-cell>
          <table:table-cell table:style-name="ce38" office:value-type="float" office:value="0.276" calcext:value-type="float">
            <text:p>0.276</text:p>
          </table:table-cell>
          <table:table-cell table:style-name="ce38" office:value-type="float" office:value="7.35" calcext:value-type="float">
            <text:p>7.35</text:p>
          </table:table-cell>
          <table:table-cell table:style-name="ce41" table:formula="of:=([.AK8]/[.AL$3])*[.S8]" office:value-type="float" office:value="3971.2150879958" calcext:value-type="float">
            <text:p>3971</text:p>
          </table:table-cell>
          <table:table-cell table:style-name="ce39" table:formula="of:=([.AK8]/[.AL$3])*[.T8]" office:value-type="float" office:value="2.09739007092198" calcext:value-type="float">
            <text:p>2.09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O8]/[.AQ8]" office:value-type="float" office:value="3971.2150879958" calcext:value-type="float">
            <text:p>3971</text:p>
          </table:table-cell>
          <table:table-cell table:style-name="ce41" table:formula="of:=[.AS8]*60*60" office:value-type="float" office:value="14296374.3167849" calcext:value-type="float">
            <text:p>14296374</text:p>
          </table:table-cell>
          <table:table-cell table:style-name="ce39" table:formula="of:=[.AP8]/[.AQ8]" office:value-type="float" office:value="2.09739007092198" calcext:value-type="float">
            <text:p>2.097</text:p>
          </table:table-cell>
          <table:table-cell table:style-name="ce41" table:formula="of:=[.AU8]*60*60" office:value-type="float" office:value="7550.60425531915" calcext:value-type="float">
            <text:p>7551</text:p>
          </table:table-cell>
          <table:table-cell table:style-name="ce37" office:value-type="float" office:value="4" calcext:value-type="float">
            <text:p>4</text:p>
          </table:table-cell>
          <table:table-cell table:style-name="ce41" table:formula="of:=[.AT8]*[.AW8]" office:value-type="float" office:value="57185497.2671395" calcext:value-type="float">
            <text:p>57185497</text:p>
          </table:table-cell>
          <table:table-cell table:style-name="ce39" table:formula="of:=[.AK8]*10^(-6)*[.AW8]*60*60" office:value-type="float" office:value="0.288" calcext:value-type="float">
            <text:p>0.288</text:p>
          </table:table-cell>
          <table:table-cell table:style-name="ce41" table:formula="of:=[.AV8]*[.AW8]" office:value-type="float" office:value="30202.4170212766" calcext:value-type="float">
            <text:p>30202</text:p>
          </table:table-cell>
          <table:table-cell table:style-name="ce39" office:value-type="float" office:value="0.10642" calcext:value-type="float">
            <text:p>0.106</text:p>
          </table:table-cell>
          <table:table-cell table:style-name="ce42" table:formula="of:=1*[.AZ8]^(-0.5)" office:value-type="float" office:value="0.00575412311887272" calcext:value-type="float">
            <text:p>0.0058</text:p>
          </table:table-cell>
          <table:table-cell/>
          <table:table-cell table:style-name="ce44" table:formula="of:=ABS([.BA8]*SQRT([.AV8]))" office:value-type="float" office:value="9.24728214894789" calcext:value-type="float">
            <text:p>9.2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321" calcext:value-type="float">
            <text:p>0.321</text:p>
          </table:table-cell>
          <table:table-cell table:style-name="ce4" office:value-type="float" office:value="8.55" calcext:value-type="float">
            <text:p>8.55</text:p>
          </table:table-cell>
          <table:table-cell table:style-name="ce4" office:value-type="float" office:value="11875" calcext:value-type="float">
            <text:p>11875</text:p>
          </table:table-cell>
          <table:table-cell table:style-name="ce4" office:value-type="float" office:value="2369.919" calcext:value-type="float">
            <text:p>2369.919</text:p>
          </table:table-cell>
          <table:table-cell table:style-name="ce4" office:value-type="float" office:value="3.272" calcext:value-type="float">
            <text:p>3.272</text:p>
          </table:table-cell>
          <table:table-cell table:style-name="ce4" office:value-type="float" office:value="14248.191" calcext:value-type="float">
            <text:p>14248.191</text:p>
          </table:table-cell>
          <table:table-cell table:style-name="ce5" table:formula="of:=[.H9]*27/30" office:value-type="float" office:value="2.9448" calcext:value-type="float">
            <text:p>2.945</text:p>
          </table:table-cell>
          <table:table-cell table:style-name="ce5" table:formula="of:=[.I9]*27/30" office:value-type="float" office:value="12823.3719" calcext:value-type="float">
            <text:p>12823.372</text:p>
          </table:table-cell>
          <table:table-cell table:style-name="ce9" office:value-type="float" office:value="10599.66" calcext:value-type="float">
            <text:p>10599.66</text:p>
          </table:table-cell>
          <table:table-cell table:style-name="ce10" office:value-type="float" office:value="46164138.84" calcext:value-type="float">
            <text:p>46164138.84</text:p>
          </table:table-cell>
          <table:table-cell/>
          <table:table-cell table:style-name="ce5" table:formula="of:=[.J9]*0.85" office:value-type="float" office:value="2.50308" calcext:value-type="float">
            <text:p>2.503</text:p>
          </table:table-cell>
          <table:table-cell table:style-name="ce13" table:formula="of:=[.K9]*2.2" office:value-type="float" office:value="28211.41818" calcext:value-type="float">
            <text:p>28211</text:p>
          </table:table-cell>
          <table:table-cell table:style-name="ce13" table:formula="of:=[.P9]/2.7" office:value-type="float" office:value="10448.6734" calcext:value-type="float">
            <text:p>10449</text:p>
          </table:table-cell>
          <table:table-cell table:style-name="ce13" table:formula="of:=[.P9]/4.7" office:value-type="float" office:value="6002.4294" calcext:value-type="float">
            <text:p>6002</text:p>
          </table:table-cell>
          <table:table-cell table:style-name="ce16" table:formula="of:=[.P9]/2.7/4.7" office:value-type="float" office:value="2223.122" calcext:value-type="float">
            <text:p>2223</text:p>
          </table:table-cell>
          <table:table-cell table:style-name="ce19" table:formula="of:=[.O9]/4.7" office:value-type="float" office:value="0.532570212765958" calcext:value-type="float">
            <text:p>0.533</text:p>
          </table:table-cell>
          <table:table-cell table:style-name="ce16" table:formula="of:=[.S9]/27" office:value-type="float" office:value="82.3378518518519" calcext:value-type="float">
            <text:p>82</text:p>
          </table:table-cell>
          <table:table-cell table:style-name="ce19" table:formula="of:=[.T9]/27" office:value-type="float" office:value="0.0197248226950355" calcext:value-type="float">
            <text:p>0.020</text:p>
          </table:table-cell>
          <table:table-cell table:style-name="ce23" table:formula="of:=[.T9]/([.S9]-[.T9])" office:value-type="float" office:value="0.000239617000615782" calcext:value-type="float">
            <text:p>2.40E-4</text:p>
          </table:table-cell>
          <table:table-cell table:style-name="ce25" office:value-type="float" office:value="0.13289" calcext:value-type="float">
            <text:p>0.133</text:p>
          </table:table-cell>
          <table:table-cell table:style-name="ce5" table:formula="of:=[.T9]*[.X9]" office:value-type="float" office:value="0.0707732555744681" calcext:value-type="float">
            <text:p>0.071</text:p>
          </table:table-cell>
          <table:table-cell table:style-name="ce23" table:formula="of:=[.W9]*[.X9]" office:value-type="float" office:value="0.0000318427032118312" calcext:value-type="float">
            <text:p>3.18E-5</text:p>
          </table:table-cell>
          <table:table-cell/>
          <table:table-cell table:style-name="ce6" table:formula="of:=[.S9]/[.AB$2]" office:value-type="float" office:value="0.5557805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style-name="ce13" table:formula="of:=[.S9]/[.AC9]" office:value-type="float" office:value="2223.122" calcext:value-type="float">
            <text:p>2223</text:p>
          </table:table-cell>
          <table:table-cell table:style-name="ce29" table:formula="of:=[.T9]/[.AC9]" office:value-type="float" office:value="0.532570212765958" calcext:value-type="float">
            <text:p>0.533</text:p>
          </table:table-cell>
          <table:table-cell table:style-name="ce31" table:formula="of:=[.AE9]*60*60" office:value-type="float" office:value="1917.25276595745" calcext:value-type="float">
            <text:p>1917</text:p>
          </table:table-cell>
          <table:table-cell table:style-name="ce33" table:formula="of:=ABS([.X9]*SQRT([.AF9]))" office:value-type="float" office:value="5.81878067638297" calcext:value-type="float">
            <text:p>5.8</text:p>
          </table:table-cell>
          <table:table-cell/>
          <table:table-cell table:style-name="ce35" office:value-type="string" calcext:value-type="string">
            <text:p>SHMS16.3</text:p>
          </table:table-cell>
          <table:table-cell table:style-name="ce38" office:value-type="float" office:value="16.3" calcext:value-type="float">
            <text:p>16.3</text:p>
          </table:table-cell>
          <table:table-cell table:style-name="ce37" office:value-type="float" office:value="27" calcext:value-type="float">
            <text:p>27</text:p>
          </table:table-cell>
          <table:table-cell table:style-name="ce39" table:formula="of:=[.AI$3]/(1+((2*[.AI$3])/[.AJ$3])*SIN([.AJ9]*3.141592654/180/2)^2)" office:value-type="float" office:value="2.11406363338356" calcext:value-type="float">
            <text:p>2.114</text:p>
          </table:table-cell>
          <table:table-cell table:style-name="ce38" office:value-type="float" office:value="0.321" calcext:value-type="float">
            <text:p>0.321</text:p>
          </table:table-cell>
          <table:table-cell table:style-name="ce38" office:value-type="float" office:value="8.55" calcext:value-type="float">
            <text:p>8.55</text:p>
          </table:table-cell>
          <table:table-cell table:style-name="ce41" table:formula="of:=([.AK9]/[.AL$3])*[.S9]" office:value-type="float" office:value="2223.122" calcext:value-type="float">
            <text:p>2223</text:p>
          </table:table-cell>
          <table:table-cell table:style-name="ce39" table:formula="of:=([.AK9]/[.AL$3])*[.T9]" office:value-type="float" office:value="0.532570212765958" calcext:value-type="float">
            <text:p>0.53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O9]/[.AQ9]" office:value-type="float" office:value="2223.122" calcext:value-type="float">
            <text:p>2223</text:p>
          </table:table-cell>
          <table:table-cell table:style-name="ce41" table:formula="of:=[.AS9]*60*60" office:value-type="float" office:value="8003239.2" calcext:value-type="float">
            <text:p>8003239</text:p>
          </table:table-cell>
          <table:table-cell table:style-name="ce39" table:formula="of:=[.AP9]/[.AQ9]" office:value-type="float" office:value="0.532570212765958" calcext:value-type="float">
            <text:p>0.533</text:p>
          </table:table-cell>
          <table:table-cell table:style-name="ce41" table:formula="of:=[.AU9]*60*60" office:value-type="float" office:value="1917.25276595745" calcext:value-type="float">
            <text:p>1917</text:p>
          </table:table-cell>
          <table:table-cell table:style-name="ce37" office:value-type="float" office:value="16" calcext:value-type="float">
            <text:p>16</text:p>
          </table:table-cell>
          <table:table-cell table:style-name="ce41" table:formula="of:=[.AT9]*[.AW9]" office:value-type="float" office:value="128051827.2" calcext:value-type="float">
            <text:p>128051827</text:p>
          </table:table-cell>
          <table:table-cell table:style-name="ce39" table:formula="of:=[.AK9]*10^(-6)*[.AW9]*60*60" office:value-type="float" office:value="1.5552" calcext:value-type="float">
            <text:p>1.555</text:p>
          </table:table-cell>
          <table:table-cell table:style-name="ce41" table:formula="of:=[.AV9]*[.AW9]" office:value-type="float" office:value="30676.0442553192" calcext:value-type="float">
            <text:p>30676</text:p>
          </table:table-cell>
          <table:table-cell table:style-name="ce39" office:value-type="float" office:value="0.13289" calcext:value-type="float">
            <text:p>0.133</text:p>
          </table:table-cell>
          <table:table-cell table:style-name="ce42" table:formula="of:=1*[.AZ9]^(-0.5)" office:value-type="float" office:value="0.00570952951274519" calcext:value-type="float">
            <text:p>0.0057</text:p>
          </table:table-cell>
          <table:table-cell/>
          <table:table-cell table:style-name="ce44" table:formula="of:=ABS([.BA9]*SQRT([.AV9]))" office:value-type="float" office:value="5.81878067638297" calcext:value-type="float">
            <text:p>5.8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0.444" calcext:value-type="float">
            <text:p>0.444</text:p>
          </table:table-cell>
          <table:table-cell table:style-name="ce4" office:value-type="float" office:value="11.83" calcext:value-type="float">
            <text:p>11.83</text:p>
          </table:table-cell>
          <table:table-cell table:style-name="ce4" office:value-type="float" office:value="9223.81" calcext:value-type="float">
            <text:p>9223.81</text:p>
          </table:table-cell>
          <table:table-cell table:style-name="ce4" office:value-type="float" office:value="1745.47" calcext:value-type="float">
            <text:p>1745.47</text:p>
          </table:table-cell>
          <table:table-cell table:style-name="ce4" office:value-type="float" office:value="0.205" calcext:value-type="float">
            <text:p>0.205</text:p>
          </table:table-cell>
          <table:table-cell table:style-name="ce4" office:value-type="float" office:value="10969.485" calcext:value-type="float">
            <text:p>10969.485</text:p>
          </table:table-cell>
          <table:table-cell table:style-name="ce5" table:formula="of:=[.H10]*27/30" office:value-type="float" office:value="0.1845" calcext:value-type="float">
            <text:p>0.185</text:p>
          </table:table-cell>
          <table:table-cell table:style-name="ce5" table:formula="of:=[.I10]*27/30" office:value-type="float" office:value="9872.5365" calcext:value-type="float">
            <text:p>9872.537</text:p>
          </table:table-cell>
          <table:table-cell table:style-name="ce10" office:value-type="float" office:value="665.506" calcext:value-type="float">
            <text:p>665.506</text:p>
          </table:table-cell>
          <table:table-cell table:style-name="ce10" office:value-type="float" office:value="35541131.4" calcext:value-type="float">
            <text:p>35541131.4</text:p>
          </table:table-cell>
          <table:table-cell/>
          <table:table-cell table:style-name="ce5" table:formula="of:=[.J10]*0.85" office:value-type="float" office:value="0.156825" calcext:value-type="float">
            <text:p>0.157</text:p>
          </table:table-cell>
          <table:table-cell table:style-name="ce13" table:formula="of:=[.K10]*2.2" office:value-type="float" office:value="21719.5803" calcext:value-type="float">
            <text:p>21720</text:p>
          </table:table-cell>
          <table:table-cell table:style-name="ce13" table:formula="of:=[.P10]/2.7" office:value-type="float" office:value="8044.289" calcext:value-type="float">
            <text:p>8044</text:p>
          </table:table-cell>
          <table:table-cell table:style-name="ce13" table:formula="of:=[.P10]/4.7" office:value-type="float" office:value="4621.18729787234" calcext:value-type="float">
            <text:p>4621</text:p>
          </table:table-cell>
          <table:table-cell table:style-name="ce16" table:formula="of:=[.P10]/2.7/4.7" office:value-type="float" office:value="1711.55085106383" calcext:value-type="float">
            <text:p>1712</text:p>
          </table:table-cell>
          <table:table-cell table:style-name="ce19" table:formula="of:=[.O10]/4.7" office:value-type="float" office:value="0.0333670212765957" calcext:value-type="float">
            <text:p>0.033</text:p>
          </table:table-cell>
          <table:table-cell table:style-name="ce16" table:formula="of:=[.S10]/27" office:value-type="float" office:value="63.3907722616233" calcext:value-type="float">
            <text:p>63</text:p>
          </table:table-cell>
          <table:table-cell table:style-name="ce19" table:formula="of:=[.T10]/27" office:value-type="float" office:value="0.00123581560283688" calcext:value-type="float">
            <text:p>0.001</text:p>
          </table:table-cell>
          <table:table-cell table:style-name="ce23" table:formula="of:=[.T10]/([.S10]-[.T10])" office:value-type="float" office:value="0.0000194955772217902" calcext:value-type="float">
            <text:p>1.95E-5</text:p>
          </table:table-cell>
          <table:table-cell table:style-name="ce25" office:value-type="float" office:value="-0.14811" calcext:value-type="float">
            <text:p>-0.148</text:p>
          </table:table-cell>
          <table:table-cell table:style-name="ce5" table:formula="of:=[.T10]*[.X10]" office:value-type="float" office:value="-0.0049419895212766" calcext:value-type="float">
            <text:p>-0.005</text:p>
          </table:table-cell>
          <table:table-cell table:style-name="ce23" table:formula="of:=[.W10]*[.X10]" office:value-type="float" office:value="-0.00000288748994231935" calcext:value-type="float">
            <text:p>-2.89E-6</text:p>
          </table:table-cell>
          <table:table-cell/>
          <table:table-cell table:style-name="ce6" table:formula="of:=[.S10]/[.AB$2]" office:value-type="float" office:value="0.427887712765957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style-name="ce13" table:formula="of:=[.S10]/[.AC10]" office:value-type="float" office:value="1711.55085106383" calcext:value-type="float">
            <text:p>1712</text:p>
          </table:table-cell>
          <table:table-cell table:style-name="ce29" table:formula="of:=[.T10]/[.AC10]" office:value-type="float" office:value="0.0333670212765957" calcext:value-type="float">
            <text:p>0.033</text:p>
          </table:table-cell>
          <table:table-cell table:style-name="ce31" table:formula="of:=[.AE10]*60*60" office:value-type="float" office:value="120.121276595745" calcext:value-type="float">
            <text:p>120</text:p>
          </table:table-cell>
          <table:table-cell table:style-name="ce33" table:formula="of:=ABS([.X10]*SQRT([.AF10]))" office:value-type="float" office:value="1.62328341480673" calcext:value-type="float">
            <text:p>1.6</text:p>
          </table:table-cell>
          <table:table-cell/>
          <table:table-cell table:style-name="ce35" office:value-type="string" calcext:value-type="string">
            <text:p>SHMS18.5</text:p>
          </table:table-cell>
          <table:table-cell table:style-name="ce38" office:value-type="float" office:value="18.5" calcext:value-type="float">
            <text:p>18.5</text:p>
          </table:table-cell>
          <table:table-cell table:style-name="ce37" office:value-type="float" office:value="27" calcext:value-type="float">
            <text:p>27</text:p>
          </table:table-cell>
          <table:table-cell table:style-name="ce39" table:formula="of:=[.AI$3]/(1+((2*[.AI$3])/[.AJ$3])*SIN([.AJ10]*3.141592654/180/2)^2)" office:value-type="float" office:value="2.09595501152083" calcext:value-type="float">
            <text:p>2.096</text:p>
          </table:table-cell>
          <table:table-cell table:style-name="ce38" office:value-type="float" office:value="0.444" calcext:value-type="float">
            <text:p>0.444</text:p>
          </table:table-cell>
          <table:table-cell table:style-name="ce38" office:value-type="float" office:value="11.83" calcext:value-type="float">
            <text:p>11.83</text:p>
          </table:table-cell>
          <table:table-cell table:style-name="ce41" table:formula="of:=([.AK10]/[.AL$3])*[.S10]" office:value-type="float" office:value="1711.55085106383" calcext:value-type="float">
            <text:p>1712</text:p>
          </table:table-cell>
          <table:table-cell table:style-name="ce39" table:formula="of:=([.AK10]/[.AL$3])*[.T10]" office:value-type="float" office:value="0.0333670212765957" calcext:value-type="float">
            <text:p>0.03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O10]/[.AQ10]" office:value-type="float" office:value="1711.55085106383" calcext:value-type="float">
            <text:p>1712</text:p>
          </table:table-cell>
          <table:table-cell table:style-name="ce41" table:formula="of:=[.AS10]*60*60" office:value-type="float" office:value="6161583.06382979" calcext:value-type="float">
            <text:p>6161583</text:p>
          </table:table-cell>
          <table:table-cell table:style-name="ce39" table:formula="of:=[.AP10]/[.AQ10]" office:value-type="float" office:value="0.0333670212765957" calcext:value-type="float">
            <text:p>0.033</text:p>
          </table:table-cell>
          <table:table-cell table:style-name="ce41" table:formula="of:=[.AU10]*60*60" office:value-type="float" office:value="120.121276595745" calcext:value-type="float">
            <text:p>12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T10]*[.AW10]" office:value-type="float" office:value="0" calcext:value-type="float">
            <text:p>0</text:p>
          </table:table-cell>
          <table:table-cell table:style-name="ce39" table:formula="of:=[.AK10]*10^(-6)*[.AW10]*60*60" office:value-type="float" office:value="0" calcext:value-type="float">
            <text:p>0.000</text:p>
          </table:table-cell>
          <table:table-cell table:style-name="ce41" table:formula="of:=[.AV10]*[.AW10]" office:value-type="float" office:value="0" calcext:value-type="float">
            <text:p>0</text:p>
          </table:table-cell>
          <table:table-cell table:style-name="ce39" office:value-type="float" office:value="-0.14811" calcext:value-type="float">
            <text:p>-0.148</text:p>
          </table:table-cell>
          <table:table-cell table:style-name="ce42"/>
          <table:table-cell/>
          <table:table-cell table:style-name="ce44" table:formula="of:=ABS([.BA10]*SQRT([.AV10]))" office:value-type="float" office:value="1.62328341480673" calcext:value-type="float">
            <text:p>1.6</text:p>
          </table:table-cell>
        </table:table-row>
        <table:table-row table:style-name="ro4">
          <table:table-cell/>
          <table:table-cell office:value-type="string" calcext:value-type="string">
            <text:p>HM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3.78" calcext:value-type="float">
            <text:p>3.78</text:p>
          </table:table-cell>
          <table:table-cell table:style-name="ce4" office:value-type="float" office:value="128978" calcext:value-type="float">
            <text:p>128978</text:p>
          </table:table-cell>
          <table:table-cell table:style-name="ce4" office:value-type="float" office:value="22926" calcext:value-type="float">
            <text:p>22926</text:p>
          </table:table-cell>
          <table:table-cell table:style-name="ce4" office:value-type="float" office:value="1718.87" calcext:value-type="float">
            <text:p>1718.87</text:p>
          </table:table-cell>
          <table:table-cell table:style-name="ce4" office:value-type="float" office:value="153622.87" calcext:value-type="float">
            <text:p>153622.87</text:p>
          </table:table-cell>
          <table:table-cell table:style-name="ce5" table:formula="of:=[.H11]*27/30" office:value-type="float" office:value="1546.983" calcext:value-type="float">
            <text:p>1546.983</text:p>
          </table:table-cell>
          <table:table-cell table:style-name="ce5" table:formula="of:=[.I11]*27/30" office:value-type="float" office:value="138260.583" calcext:value-type="float">
            <text:p>138260.583</text:p>
          </table:table-cell>
          <table:table-cell table:style-name="ce8" office:value-type="float" office:value="5569138.8" calcext:value-type="float">
            <text:p>5569138.8</text:p>
          </table:table-cell>
          <table:table-cell table:style-name="ce10" office:value-type="float" office:value="497738098.8" calcext:value-type="float">
            <text:p>497738098.8</text:p>
          </table:table-cell>
          <table:table-cell/>
          <table:table-cell table:style-name="ce5" table:formula="of:=[.J11]*0.85" office:value-type="float" office:value="1314.93555" calcext:value-type="float">
            <text:p>1314.936</text:p>
          </table:table-cell>
          <table:table-cell table:style-name="ce13" table:formula="of:=[.K11]*2.2" office:value-type="float" office:value="304173.2826" calcext:value-type="float">
            <text:p>304173</text:p>
          </table:table-cell>
          <table:table-cell table:style-name="ce13" table:formula="of:=[.P11]/2.7" office:value-type="float" office:value="112656.771333333" calcext:value-type="float">
            <text:p>112657</text:p>
          </table:table-cell>
          <table:table-cell table:style-name="ce13" table:formula="of:=[.P11]/4.7" office:value-type="float" office:value="64717.7197021277" calcext:value-type="float">
            <text:p>64718</text:p>
          </table:table-cell>
          <table:table-cell table:style-name="ce16" table:formula="of:=[.P11]/2.7/4.7" office:value-type="float" office:value="23969.5258156028" calcext:value-type="float">
            <text:p>23970</text:p>
          </table:table-cell>
          <table:table-cell table:style-name="ce19" table:formula="of:=[.O11]/4.7" office:value-type="float" office:value="279.773521276596" calcext:value-type="float">
            <text:p>279.774</text:p>
          </table:table-cell>
          <table:table-cell table:style-name="ce16" table:formula="of:=[.S11]/27" office:value-type="float" office:value="887.760215392696" calcext:value-type="float">
            <text:p>888</text:p>
          </table:table-cell>
          <table:table-cell table:style-name="ce19" table:formula="of:=[.T11]/27" office:value-type="float" office:value="10.3619822695036" calcext:value-type="float">
            <text:p>10.362</text:p>
          </table:table-cell>
          <table:table-cell table:style-name="ce23" table:formula="of:=[.T11]/([.S11]-[.T11])" office:value-type="float" office:value="0.0118098964396349" calcext:value-type="float">
            <text:p>1.18E-2</text:p>
          </table:table-cell>
          <table:table-cell table:style-name="ce25" office:value-type="float" office:value="0.04663" calcext:value-type="float">
            <text:p>0.047</text:p>
          </table:table-cell>
          <table:table-cell table:style-name="ce5" table:formula="of:=[.T11]*[.X11]" office:value-type="float" office:value="13.0458392971277" calcext:value-type="float">
            <text:p>13.046</text:p>
          </table:table-cell>
          <table:table-cell table:style-name="ce23" table:formula="of:=[.W11]*[.X11]" office:value-type="float" office:value="0.000550695470980175" calcext:value-type="float">
            <text:p>5.51E-4</text:p>
          </table:table-cell>
          <table:table-cell/>
          <table:table-cell table:style-name="ce6" table:formula="of:=[.S11]/[.AB$2]" office:value-type="float" office:value="5.99238145390071" calcext:value-type="float">
            <text:p>5.99</text:p>
          </table:table-cell>
          <table:table-cell office:value-type="float" office:value="6" calcext:value-type="float">
            <text:p>6</text:p>
          </table:table-cell>
          <table:table-cell table:style-name="ce13" table:formula="of:=[.S11]/[.AC11]" office:value-type="float" office:value="3994.92096926714" calcext:value-type="float">
            <text:p>3995</text:p>
          </table:table-cell>
          <table:table-cell table:style-name="ce29" table:formula="of:=[.T11]/[.AC11]" office:value-type="float" office:value="46.628920212766" calcext:value-type="float">
            <text:p>46.629</text:p>
          </table:table-cell>
          <table:table-cell table:style-name="ce31" table:formula="of:=[.AE11]*60*60" office:value-type="float" office:value="167864.112765957" calcext:value-type="float">
            <text:p>167864</text:p>
          </table:table-cell>
          <table:table-cell table:style-name="ce33" table:formula="of:=ABS([.X11]*SQRT([.AF11]))" office:value-type="float" office:value="19.1048813619723" calcext:value-type="float">
            <text:p>19.1</text:p>
          </table:table-cell>
          <table:table-cell/>
          <table:table-cell table:style-name="ce35" office:value-type="string" calcext:value-type="string">
            <text:p>HMS11</text:p>
          </table:table-cell>
          <table:table-cell table:style-name="ce38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9" table:formula="of:=[.AI$3]/(1+((2*[.AI$3])/[.AJ$3])*SIN([.AJ11]*3.141592654/180/2)^2)" office:value-type="float" office:value="2.14935761969764" calcext:value-type="float">
            <text:p>2.149</text:p>
          </table:table-cell>
          <table:table-cell table:style-name="ce38" office:value-type="float" office:value="0.142" calcext:value-type="float">
            <text:p>0.142</text:p>
          </table:table-cell>
          <table:table-cell table:style-name="ce38" office:value-type="float" office:value="3.78" calcext:value-type="float">
            <text:p>3.78</text:p>
          </table:table-cell>
          <table:table-cell table:style-name="ce41" table:formula="of:=([.AK11]/[.AL$3])*[.S11]" office:value-type="float" office:value="4438.80107696348" calcext:value-type="float">
            <text:p>4439</text:p>
          </table:table-cell>
          <table:table-cell table:style-name="ce39" table:formula="of:=([.AK11]/[.AL$3])*[.T11]" office:value-type="float" office:value="51.8099113475178" calcext:value-type="float">
            <text:p>51.8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[.AO11]/[.AQ11]" office:value-type="float" office:value="2219.40053848174" calcext:value-type="float">
            <text:p>2219</text:p>
          </table:table-cell>
          <table:table-cell table:style-name="ce41" table:formula="of:=[.AS11]*60*60" office:value-type="float" office:value="7989841.93853427" calcext:value-type="float">
            <text:p>7989842</text:p>
          </table:table-cell>
          <table:table-cell table:style-name="ce39" table:formula="of:=[.AP11]/[.AQ11]" office:value-type="float" office:value="25.9049556737589" calcext:value-type="float">
            <text:p>25.905</text:p>
          </table:table-cell>
          <table:table-cell table:style-name="ce41" table:formula="of:=[.AU11]*60*60" office:value-type="float" office:value="93257.840425532" calcext:value-type="float">
            <text:p>93258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T11]*[.AW11]" office:value-type="float" office:value="0" calcext:value-type="float">
            <text:p>0</text:p>
          </table:table-cell>
          <table:table-cell table:style-name="ce39" table:formula="of:=[.AK11]*10^(-6)*[.AW11]*60*60" office:value-type="float" office:value="0" calcext:value-type="float">
            <text:p>0.000</text:p>
          </table:table-cell>
          <table:table-cell table:style-name="ce41" table:formula="of:=[.AV11]*[.AW11]" office:value-type="float" office:value="0" calcext:value-type="float">
            <text:p>0</text:p>
          </table:table-cell>
          <table:table-cell table:style-name="ce39" office:value-type="float" office:value="0.04663" calcext:value-type="float">
            <text:p>0.047</text:p>
          </table:table-cell>
          <table:table-cell table:style-name="ce42"/>
          <table:table-cell/>
          <table:table-cell table:style-name="ce44" table:formula="of:=ABS([.BA11]*SQRT([.AV11]))" office:value-type="float" office:value="14.2399378091463" calcext:value-type="float">
            <text:p>14.2</text:p>
          </table:table-cell>
        </table:table-row>
        <table:table-row table:style-name="ro4">
          <table:table-cell/>
          <table:table-cell office:value-type="string" calcext:value-type="string">
            <text:p>HM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372" calcext:value-type="float">
            <text:p>0.372</text:p>
          </table:table-cell>
          <table:table-cell table:style-name="ce4" office:value-type="float" office:value="9.91" calcext:value-type="float">
            <text:p>9.91</text:p>
          </table:table-cell>
          <table:table-cell table:style-name="ce4" office:value-type="float" office:value="9712" calcext:value-type="float">
            <text:p>9712</text:p>
          </table:table-cell>
          <table:table-cell table:style-name="ce4" office:value-type="float" office:value="1843.695" calcext:value-type="float">
            <text:p>1843.695</text:p>
          </table:table-cell>
          <table:table-cell table:style-name="ce4" office:value-type="float" office:value="0.631" calcext:value-type="float">
            <text:p>0.631</text:p>
          </table:table-cell>
          <table:table-cell table:style-name="ce4" office:value-type="float" office:value="11556.326" calcext:value-type="float">
            <text:p>11556.326</text:p>
          </table:table-cell>
          <table:table-cell table:style-name="ce5" table:formula="of:=[.H12]*27/30" office:value-type="float" office:value="0.5679" calcext:value-type="float">
            <text:p>0.568</text:p>
          </table:table-cell>
          <table:table-cell table:style-name="ce5" table:formula="of:=[.I12]*27/30" office:value-type="float" office:value="10400.6934" calcext:value-type="float">
            <text:p>10400.693</text:p>
          </table:table-cell>
          <table:table-cell table:style-name="ce9" office:value-type="float" office:value="2045.746" calcext:value-type="float">
            <text:p>2045.746</text:p>
          </table:table-cell>
          <table:table-cell table:style-name="ce10" office:value-type="float" office:value="37442496.24" calcext:value-type="float">
            <text:p>37442496.24</text:p>
          </table:table-cell>
          <table:table-cell/>
          <table:table-cell table:style-name="ce5" table:formula="of:=[.J12]*0.85" office:value-type="float" office:value="0.482715" calcext:value-type="float">
            <text:p>0.483</text:p>
          </table:table-cell>
          <table:table-cell table:style-name="ce13" table:formula="of:=[.K12]*2.2" office:value-type="float" office:value="22881.52548" calcext:value-type="float">
            <text:p>22882</text:p>
          </table:table-cell>
          <table:table-cell table:style-name="ce13" table:formula="of:=[.P12]/2.7" office:value-type="float" office:value="8474.63906666667" calcext:value-type="float">
            <text:p>8475</text:p>
          </table:table-cell>
          <table:table-cell table:style-name="ce13" table:formula="of:=[.P12]/4.7" office:value-type="float" office:value="4868.40967659574" calcext:value-type="float">
            <text:p>4868</text:p>
          </table:table-cell>
          <table:table-cell table:style-name="ce16" table:formula="of:=[.P12]/2.7/4.7" office:value-type="float" office:value="1803.11469503546" calcext:value-type="float">
            <text:p>1803</text:p>
          </table:table-cell>
          <table:table-cell table:style-name="ce19" table:formula="of:=[.O12]/4.7" office:value-type="float" office:value="0.102705319148936" calcext:value-type="float">
            <text:p>0.103</text:p>
          </table:table-cell>
          <table:table-cell table:style-name="ce16" table:formula="of:=[.S12]/27" office:value-type="float" office:value="66.7820257420541" calcext:value-type="float">
            <text:p>67</text:p>
          </table:table-cell>
          <table:table-cell table:style-name="ce19" table:formula="of:=[.T12]/27" office:value-type="float" office:value="0.00380390070921985" calcext:value-type="float">
            <text:p>0.004</text:p>
          </table:table-cell>
          <table:table-cell table:style-name="ce23" table:formula="of:=[.T12]/([.S12]-[.T12])" office:value-type="float" office:value="0.0000569631925548626" calcext:value-type="float">
            <text:p>5.70E-5</text:p>
          </table:table-cell>
          <table:table-cell table:style-name="ce25" office:value-type="float" office:value="0.01175" calcext:value-type="float">
            <text:p>0.012</text:p>
          </table:table-cell>
          <table:table-cell table:style-name="ce5" table:formula="of:=[.T12]*[.X12]" office:value-type="float" office:value="0.0012067875" calcext:value-type="float">
            <text:p>0.001</text:p>
          </table:table-cell>
          <table:table-cell table:style-name="ce23" table:formula="of:=[.W12]*[.X12]" office:value-type="float" office:value="0.000000669317512519635" calcext:value-type="float">
            <text:p>6.69E-7</text:p>
          </table:table-cell>
          <table:table-cell/>
          <table:table-cell table:style-name="ce6" table:formula="of:=[.S12]/[.AB$2]" office:value-type="float" office:value="0.45077867375886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style-name="ce13" table:formula="of:=[.S12]/[.AC12]" office:value-type="float" office:value="1803.11469503546" calcext:value-type="float">
            <text:p>1803</text:p>
          </table:table-cell>
          <table:table-cell table:style-name="ce29" table:formula="of:=[.T12]/[.AC12]" office:value-type="float" office:value="0.102705319148936" calcext:value-type="float">
            <text:p>0.103</text:p>
          </table:table-cell>
          <table:table-cell table:style-name="ce31" table:formula="of:=[.AE12]*60*60" office:value-type="float" office:value="369.73914893617" calcext:value-type="float">
            <text:p>370</text:p>
          </table:table-cell>
          <table:table-cell table:style-name="ce33" table:formula="of:=ABS([.X12]*SQRT([.AF12]))" office:value-type="float" office:value="0.225936077796354" calcext:value-type="float">
            <text:p>0.2</text:p>
          </table:table-cell>
          <table:table-cell/>
          <table:table-cell table:style-name="ce35" office:value-type="string" calcext:value-type="string">
            <text:p>HMS17.5</text:p>
          </table:table-cell>
          <table:table-cell table:style-name="ce38" office:value-type="float" office:value="17.5" calcext:value-type="float">
            <text:p>17.5</text:p>
          </table:table-cell>
          <table:table-cell table:style-name="ce37" office:value-type="float" office:value="30" calcext:value-type="float">
            <text:p>30</text:p>
          </table:table-cell>
          <table:table-cell table:style-name="ce39" table:formula="of:=[.AI$3]/(1+((2*[.AI$3])/[.AJ$3])*SIN([.AJ12]*3.141592654/180/2)^2)" office:value-type="float" office:value="2.10442242331494" calcext:value-type="float">
            <text:p>2.104</text:p>
          </table:table-cell>
          <table:table-cell table:style-name="ce38" office:value-type="float" office:value="0.372" calcext:value-type="float">
            <text:p>0.372</text:p>
          </table:table-cell>
          <table:table-cell table:style-name="ce38" office:value-type="float" office:value="9.91" calcext:value-type="float">
            <text:p>9.91</text:p>
          </table:table-cell>
          <table:table-cell table:style-name="ce41" table:formula="of:=([.AK12]/[.AL$3])*[.S12]" office:value-type="float" office:value="2003.46077226162" calcext:value-type="float">
            <text:p>2003</text:p>
          </table:table-cell>
          <table:table-cell table:style-name="ce39" table:formula="of:=([.AK12]/[.AL$3])*[.T12]" office:value-type="float" office:value="0.114117021276596" calcext:value-type="float">
            <text:p>0.11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AO12]/[.AQ12]" office:value-type="float" office:value="2003.46077226162" calcext:value-type="float">
            <text:p>2003</text:p>
          </table:table-cell>
          <table:table-cell table:style-name="ce41" table:formula="of:=[.AS12]*60*60" office:value-type="float" office:value="7212458.78014184" calcext:value-type="float">
            <text:p>7212459</text:p>
          </table:table-cell>
          <table:table-cell table:style-name="ce39" table:formula="of:=[.AP12]/[.AQ12]" office:value-type="float" office:value="0.114117021276596" calcext:value-type="float">
            <text:p>0.114</text:p>
          </table:table-cell>
          <table:table-cell table:style-name="ce41" table:formula="of:=[.AU12]*60*60" office:value-type="float" office:value="410.821276595744" calcext:value-type="float">
            <text:p>411</text:p>
          </table:table-cell>
          <table:table-cell table:style-name="ce37" office:value-type="float" office:value="24" calcext:value-type="float">
            <text:p>24</text:p>
          </table:table-cell>
          <table:table-cell table:style-name="ce41" table:formula="of:=[.AT12]*[.AW12]" office:value-type="float" office:value="173099010.723404" calcext:value-type="float">
            <text:p>173099011</text:p>
          </table:table-cell>
          <table:table-cell table:style-name="ce39" table:formula="of:=[.AK12]*10^(-6)*[.AW12]*60*60" office:value-type="float" office:value="2.592" calcext:value-type="float">
            <text:p>2.592</text:p>
          </table:table-cell>
          <table:table-cell table:style-name="ce41" table:formula="of:=[.AV12]*[.AW12]" office:value-type="float" office:value="9859.71063829786" calcext:value-type="float">
            <text:p>9860</text:p>
          </table:table-cell>
          <table:table-cell table:style-name="ce39" office:value-type="float" office:value="0.01175" calcext:value-type="float">
            <text:p>0.012</text:p>
          </table:table-cell>
          <table:table-cell table:style-name="ce42" table:formula="of:=1*[.AZ12]^(-0.5)" office:value-type="float" office:value="0.0100708914578386" calcext:value-type="float">
            <text:p>0.0101</text:p>
          </table:table-cell>
          <table:table-cell/>
          <table:table-cell table:style-name="ce44" table:formula="of:=ABS([.BA12]*SQRT([.AV12]))" office:value-type="float" office:value="0.238157537147158" calcext:value-type="float">
            <text:p>0.2</text:p>
          </table:table-cell>
        </table:table-row>
        <table:table-row table:style-name="ro4">
          <table:table-cell table:number-columns-repeated="35"/>
          <table:table-cell office:value-type="float" office:value="11.7" calcext:value-type="float">
            <text:p>11.7</text:p>
          </table:table-cell>
          <table:table-cell/>
          <table:table-cell table:style-name="ce40" table:formula="of:=[.AI$3]/(1+((2*[.AI$3])/[.AJ$3])*SIN([.AJ13]*3.141592654/180/2)^2)" office:value-type="float" office:value="2.1454112058933" calcext:value-type="float">
            <text:p>2.145</text:p>
          </table:table-cell>
          <table:table-cell table:number-columns-repeated="18"/>
        </table:table-row>
        <table:table-row table:style-name="ro4">
          <table:table-cell table:number-columns-repeated="35"/>
          <table:table-cell office:value-type="float" office:value="17" calcext:value-type="float">
            <text:p>17</text:p>
          </table:table-cell>
          <table:table-cell/>
          <table:table-cell table:style-name="ce40" table:formula="of:=[.AI$3]/(1+((2*[.AI$3])/[.AJ$3])*SIN([.AJ14]*3.141592654/180/2)^2)" office:value-type="float" office:value="2.10850958358727" calcext:value-type="float">
            <text:p>2.109</text:p>
          </table:table-cell>
          <table:table-cell table:number-columns-repeated="18"/>
        </table:table-row>
        <table:table-row table:style-name="ro4">
          <table:table-cell table:number-columns-repeated="22"/>
          <table:table-cell table:formula="of:=5" office:value-type="float" office:value="5" calcext:value-type="float">
            <text:p>5</text:p>
          </table:table-cell>
          <table:table-cell table:number-columns-repeated="33"/>
        </table:table-row>
        <table:table-row table:style-name="ro2">
          <table:table-cell/>
          <table:table-cell table:style-name="ce2" office:value-type="string" calcext:value-type="string">
            <text:p>Elastic Events</text:p>
          </table:table-cell>
          <table:table-cell table:style-name="ce2" office:value-type="string" calcext:value-type="string">
            <text:p>Asymmetry Unertainty as 2/N^(3/2)</text:p>
          </table:table-cell>
          <table:table-cell table:style-name="ce2" office:value-type="string" calcext:value-type="string">
            <text:p>Asymmetry Unertainty as 2/N^(1/2)</text:p>
          </table:table-cell>
          <table:table-cell table:number-columns-repeated="2"/>
          <table:table-cell table:style-name="ce2" office:value-type="string" calcext:value-type="string">
            <text:p>New Monte Carlo</text:p>
          </table:table-cell>
          <table:table-cell table:style-name="ce2" office:value-type="string" calcext:value-type="string">
            <text:p>Asymmetr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igma N</text:p>
          </table:table-cell>
          <table:table-cell table:number-columns-repeated="35"/>
          <table:table-cell office:value-type="string" calcext:value-type="string">
            <text:p>Angle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Q^2</text:p>
          </table:table-cell>
          <table:table-cell table:style-name="ce2" office:value-type="string" calcext:value-type="string">
            <text:p>Rate Adjust Factor</text:p>
          </table:table-cell>
          <table:table-cell table:style-name="ce2" office:value-type="string" calcext:value-type="string">
            <text:p>Estimated elastic rate (Hz)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2/[.B17]^(3/2)" office:value-type="float" office:value="0.0000632455532033676" calcext:value-type="float">
            <text:p>6.32455532033676E-005</text:p>
          </table:table-cell>
          <table:table-cell table:formula="of:=2/[.B17]^(1/2)" office:value-type="float" office:value="0.0632455532033676" calcext:value-type="float">
            <text:p>0.0632455532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5000" calcext:value-type="float">
            <text:p>5000</text:p>
          </table:table-cell>
          <table:table-cell office:value-type="float" office:value="0.01409" calcext:value-type="float">
            <text:p>0.01409</text:p>
          </table:table-cell>
          <table:table-cell table:number-columns-repeated="20"/>
          <table:table-cell table:style-name="ce2" office:value-type="string" calcext:value-type="string">
            <text:p>Hall C Prescale Set Value</text:p>
          </table:table-cell>
          <table:table-cell table:style-name="ce2" office:value-type="string" calcext:value-type="string">
            <text:p>Prescale Factor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/>
          <table:table-cell table:formula="of:=4*2.18*[.AL6]*SIN(([.AT17]/2)*(PI()/180))^2" office:value-type="float" office:value="0.172175324179027" calcext:value-type="float">
            <text:p>0.1721753242</text:p>
          </table:table-cell>
          <table:table-cell table:number-columns-repeated="8"/>
        </table:table-row>
        <table:table-row table:style-name="ro4">
          <table:table-cell/>
          <table:table-cell office:value-type="float" office:value="5000" calcext:value-type="float">
            <text:p>5000</text:p>
          </table:table-cell>
          <table:table-cell table:formula="of:=2/[.B18]^(3/2)" office:value-type="float" office:value="0.00000565685424949238" calcext:value-type="float">
            <text:p>5.65685424949238E-006</text:p>
          </table:table-cell>
          <table:table-cell table:formula="of:=2/[.B18]^(1/2)" office:value-type="float" office:value="0.0282842712474619" calcext:value-type="float">
            <text:p>0.0282842712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0.009957" calcext:value-type="float">
            <text:p>0.00995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[.X18]^0.6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1.7" calcext:value-type="float">
            <text:p>11.7</text:p>
          </table:table-cell>
          <table:table-cell/>
          <table:table-cell table:formula="of:=4*2.18*[.AL13]*SIN(([.AT18]/2)*(PI()/180))^2" office:value-type="float" office:value="0.194349681046975" calcext:value-type="float">
            <text:p>0.194349681</text:p>
          </table:table-cell>
          <table:table-cell table:formula="of:=([.AV17]/[.AV18])^2" office:value-type="float" office:value="0.784827395445685" calcext:value-type="float">
            <text:p>0.7848273954</text:p>
          </table:table-cell>
          <table:table-cell table:formula="of:=[.AW18]*[.AU6]" office:value-type="float" office:value="14.5886262779865" calcext:value-type="float">
            <text:p>14.588626278</text:p>
          </table:table-cell>
          <table:table-cell table:number-columns-repeated="6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table:formula="of:=2/[.B19]^(3/2)" office:value-type="float" office:value="0.000002" calcext:value-type="float">
            <text:p>0.000002</text:p>
          </table:table-cell>
          <table:table-cell table:formula="of:=2/[.B19]^(1/2)" office:value-type="float" office:value="0.02" calcext:value-type="float">
            <text:p>0.0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0.007104" calcext:value-type="float">
            <text:p>0.00710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.X19]^0.6" office:value-type="float" office:value="1.5157165665104" calcext:value-type="float">
            <text:p>1.515716566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1/(1/(2^([.AE19]-1)+1))" office:value-type="float" office:value="2" calcext:value-type="float">
            <text:p>2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/>
          <table:table-cell table:formula="of:=4*2.18*[.AL14]*SIN(([.AT19]/2)*(PI()/180))^2" office:value-type="float" office:value="0.401694825927782" calcext:value-type="float">
            <text:p>0.4016948259</text:p>
          </table:table-cell>
          <table:table-cell table:formula="of:=([.AV20]/[.AV19])^2" office:value-type="float" office:value="1.11760998129365" calcext:value-type="float">
            <text:p>1.1176099813</text:p>
          </table:table-cell>
          <table:table-cell table:formula="of:=[.AW19]*[.AU12]" office:value-type="float" office:value="0.127538322014224" calcext:value-type="float">
            <text:p>0.127538322</text:p>
          </table:table-cell>
          <table:table-cell table:number-columns-repeated="6"/>
        </table:table-row>
        <table:table-row table:style-name="ro4">
          <table:table-cell/>
          <table:table-cell office:value-type="float" office:value="20000" calcext:value-type="float">
            <text:p>20000</text:p>
          </table:table-cell>
          <table:table-cell table:formula="of:=2/[.B20]^(3/2)" office:value-type="float" office:value="0.000000707106781186548" calcext:value-type="float">
            <text:p>7.07106781186548E-007</text:p>
          </table:table-cell>
          <table:table-cell table:formula="of:=2/[.B20]^(1/2)" office:value-type="float" office:value="0.014142135623731" calcext:value-type="float">
            <text:p>0.0141421356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0.005" calcext:value-type="float">
            <text:p>0.005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formula="of:=[.X20]^0.6" office:value-type="float" office:value="1.93318204493176" calcext:value-type="float">
            <text:p>1.93318204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1/(1/(2^([.AE20]-1)+1))" office:value-type="float" office:value="3" calcext:value-type="float">
            <text:p>3</text:p>
          </table:table-cell>
          <table:table-cell table:number-columns-repeated="13"/>
          <table:table-cell office:value-type="float" office:value="17.5" calcext:value-type="float">
            <text:p>17.5</text:p>
          </table:table-cell>
          <table:table-cell/>
          <table:table-cell table:formula="of:=4*2.18*[.AL12]*SIN(([.AT20]/2)*(PI()/180))^2" office:value-type="float" office:value="0.42466001785862" calcext:value-type="float">
            <text:p>0.4246600179</text:p>
          </table:table-cell>
          <table:table-cell table:number-columns-repeated="8"/>
        </table:table-row>
        <table:table-row table:style-name="ro4">
          <table:table-cell/>
          <table:table-cell office:value-type="float" office:value="30000" calcext:value-type="float">
            <text:p>30000</text:p>
          </table:table-cell>
          <table:table-cell table:formula="of:=2/[.B21]^(3/2)" office:value-type="float" office:value="0.00000038490017945975" calcext:value-type="float">
            <text:p>3.8490017945975E-007</text:p>
          </table:table-cell>
          <table:table-cell table:formula="of:=2/[.B21]^(1/2)" office:value-type="float" office:value="0.0115470053837925" calcext:value-type="float">
            <text:p>0.0115470054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0.00315881" calcext:value-type="float">
            <text:p>0.0031588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formula="of:=[.X21]^0.6" office:value-type="float" office:value="2.29739670999407" calcext:value-type="float">
            <text:p>2.2973967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1/(1/(2^([.AE21]-1)+1))" office:value-type="float" office:value="5" calcext:value-type="float">
            <text:p>5</text:p>
          </table:table-cell>
          <table:table-cell table:number-columns-repeated="24"/>
        </table:table-row>
        <table:table-row table:style-name="ro4">
          <table:table-cell/>
          <table:table-cell office:value-type="float" office:value="40000" calcext:value-type="float">
            <text:p>40000</text:p>
          </table:table-cell>
          <table:table-cell table:formula="of:=2/[.B22]^(3/2)" office:value-type="float" office:value="0.00000025" calcext:value-type="float">
            <text:p>0.00000025</text:p>
          </table:table-cell>
          <table:table-cell table:formula="of:=2/[.B22]^(1/2)" office:value-type="float" office:value="0.01" calcext:value-type="float">
            <text:p>0.01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  <table:table-cell office:value-type="float" office:value="0.00183662" calcext:value-type="float">
            <text:p>0.0018366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[.X22]^0.6" office:value-type="float" office:value="2.62652780440377" calcext:value-type="float">
            <text:p>2.626527804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1/(1/(2^([.AE22]-1)+1))" office:value-type="float" office:value="9" calcext:value-type="float">
            <text:p>9</text:p>
          </table:table-cell>
          <table:table-cell table:number-columns-repeated="24"/>
        </table:table-row>
        <table:table-row table:style-name="ro4">
          <table:table-cell/>
          <table:table-cell office:value-type="float" office:value="50000" calcext:value-type="float">
            <text:p>50000</text:p>
          </table:table-cell>
          <table:table-cell table:formula="of:=2/[.B23]^(3/2)" office:value-type="float" office:value="0.000000178885438199983" calcext:value-type="float">
            <text:p>1.78885438199983E-007</text:p>
          </table:table-cell>
          <table:table-cell table:formula="of:=2/[.B23]^(1/2)" office:value-type="float" office:value="0.00894427190999916" calcext:value-type="float">
            <text:p>0.0089442719</text:p>
          </table:table-cell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0.00100174" calcext:value-type="float">
            <text:p>0.00100174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[.X23]^0.6" office:value-type="float" office:value="2.93015605158352" calcext:value-type="float">
            <text:p>2.930156051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1/(1/(2^([.AE23]-1)+1))" office:value-type="float" office:value="17" calcext:value-type="float">
            <text:p>17</text:p>
          </table:table-cell>
          <table:table-cell table:number-columns-repeated="24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table:formula="of:=2/[.B24]^(3/2)" office:value-type="float" office:value="0.0000000632455532033676" calcext:value-type="float">
            <text:p>6.32455532033676E-008</text:p>
          </table:table-cell>
          <table:table-cell table:formula="of:=2/[.B24]^(1/2)" office:value-type="float" office:value="0.00632455532033676" calcext:value-type="float">
            <text:p>0.0063245553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formula="of:=[.X24]^0.6" office:value-type="float" office:value="3.21409584971604" calcext:value-type="float">
            <text:p>3.214095849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1/(1/(2^([.AE24]-1)+1))" office:value-type="float" office:value="33" calcext:value-type="float">
            <text:p>33</text:p>
          </table:table-cell>
          <table:table-cell table:number-columns-repeated="24"/>
        </table:table-row>
        <table:table-row table:style-name="ro4">
          <table:table-cell/>
          <table:table-cell office:value-type="float" office:value="150000" calcext:value-type="float">
            <text:p>150000</text:p>
          </table:table-cell>
          <table:table-cell table:formula="of:=2/[.B25]^(3/2)" office:value-type="float" office:value="0.0000000344265186329548" calcext:value-type="float">
            <text:p>3.44265186329548E-008</text:p>
          </table:table-cell>
          <table:table-cell table:formula="of:=2/[.B25]^(1/2)" office:value-type="float" office:value="0.00516397779494322" calcext:value-type="float">
            <text:p>0.0051639778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formula="of:=[.X25]^0.6" office:value-type="float" office:value="3.4822022531845" calcext:value-type="float">
            <text:p>3.482202253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1/(1/(2^([.AE25]-1)+1))" office:value-type="float" office:value="65" calcext:value-type="float">
            <text:p>65</text:p>
          </table:table-cell>
          <table:table-cell table:number-columns-repeated="24"/>
        </table:table-row>
        <table:table-row table:style-name="ro4">
          <table:table-cell/>
          <table:table-cell office:value-type="float" office:value="200000" calcext:value-type="float">
            <text:p>200000</text:p>
          </table:table-cell>
          <table:table-cell table:formula="of:=2/[.B26]^(3/2)" office:value-type="float" office:value="0.0000000223606797749979" calcext:value-type="float">
            <text:p>2.23606797749979E-008</text:p>
          </table:table-cell>
          <table:table-cell table:formula="of:=2/[.B26]^(1/2)" office:value-type="float" office:value="0.00447213595499958" calcext:value-type="float">
            <text:p>0.004472136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formula="of:=[.X26]^0.6" office:value-type="float" office:value="3.73719281884655" calcext:value-type="float">
            <text:p>3.737192818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1/(1/(2^([.AE26]-1)+1))" office:value-type="float" office:value="129" calcext:value-type="float">
            <text:p>129</text:p>
          </table:table-cell>
          <table:table-cell table:number-columns-repeated="24"/>
        </table:table-row>
        <table:table-row table:style-name="ro4">
          <table:table-cell/>
          <table:table-cell office:value-type="float" office:value="500000" calcext:value-type="float">
            <text:p>500000</text:p>
          </table:table-cell>
          <table:table-cell table:formula="of:=2/[.B27]^(3/2)" office:value-type="float" office:value="0.00000000565685424949238" calcext:value-type="float">
            <text:p>5.65685424949238E-009</text:p>
          </table:table-cell>
          <table:table-cell table:formula="of:=2/[.B27]^(1/2)" office:value-type="float" office:value="0.00282842712474619" calcext:value-type="float">
            <text:p>0.0028284271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formula="of:=[.X27]^0.6" office:value-type="float" office:value="3.98107170553497" calcext:value-type="float">
            <text:p>3.981071705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1/(1/(2^([.AE27]-1)+1))" office:value-type="float" office:value="257" calcext:value-type="float">
            <text:p>257</text:p>
          </table:table-cell>
          <table:table-cell table:number-columns-repeated="24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formula="of:=2/[.B28]^(3/2)" office:value-type="float" office:value="0.000000002" calcext:value-type="float">
            <text:p>0.000000002</text:p>
          </table:table-cell>
          <table:table-cell table:formula="of:=2/[.B28]^(1/2)" office:value-type="float" office:value="0.002" calcext:value-type="float">
            <text:p>0.002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table:formula="of:=[.X28]^0.6" office:value-type="float" office:value="4.2153691330919" calcext:value-type="float">
            <text:p>4.215369133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1/(1/(2^([.AE28]-1)+1))" office:value-type="float" office:value="513" calcext:value-type="float">
            <text:p>513</text:p>
          </table:table-cell>
          <table:table-cell table:number-columns-repeated="24"/>
        </table:table-row>
        <table:table-row table:style-name="ro4">
          <table:table-cell table:number-columns-repeated="30"/>
          <table:table-cell office:value-type="float" office:value="11" calcext:value-type="float">
            <text:p>11</text:p>
          </table:table-cell>
          <table:table-cell table:formula="of:=1/(1/(2^([.AE29]-1)+1))" office:value-type="float" office:value="1025" calcext:value-type="float">
            <text:p>1025</text:p>
          </table:table-cell>
          <table:table-cell table:number-columns-repeated="24"/>
        </table:table-row>
        <table:table-row table:style-name="ro4" table:number-rows-repeated="3">
          <table:table-cell table:number-columns-repeated="56"/>
        </table:table-row>
        <table:table-row table:style-name="ro4">
          <table:table-cell/>
          <table:table-cell office:value-type="string" calcext:value-type="string">
            <text:p>Worst case scenario is the collimator reduces the elastics by roughly as much as it does the total rate. </text:p>
          </table:table-cell>
          <table:table-cell table:number-columns-repeated="54"/>
        </table:table-row>
        <table:table-row table:style-name="ro4">
          <table:table-cell/>
          <table:table-cell office:value-type="string" calcext:value-type="string">
            <text:p>This lower section is garbage. Ignore it.</text:p>
          </table:table-cell>
          <table:table-cell table:number-columns-repeated="54"/>
        </table:table-row>
        <table:table-row table:style-name="ro4">
          <table:table-cell table:number-columns-repeated="16"/>
          <table:table-cell office:value-type="float" office:value="4000" calcext:value-type="float">
            <text:p>4000</text:p>
          </table:table-cell>
          <table:table-cell table:number-columns-repeated="39"/>
        </table:table-row>
        <table:table-row table:style-name="ro2">
          <table:table-cell table:number-columns-repeated="2"/>
          <table:table-cell table:style-name="ce3" office:value-type="string" calcext:value-type="string">
            <text:p>Spectrometer Angle</text:p>
          </table:table-cell>
          <table:table-cell table:style-name="ce4" office:value-type="string" calcext:value-type="string">
            <text:p>Q2_mean (GeV2)</text:p>
          </table:table-cell>
          <table:table-cell table:style-name="ce4" office:value-type="string" calcext:value-type="string">
            <text:p>Q in fm-1</text:p>
          </table:table-cell>
          <table:table-cell table:style-name="ce4" office:value-type="string" calcext:value-type="string">
            <text:p>Glass QE</text:p>
            <text:p>30uA (Hz)</text:p>
          </table:table-cell>
          <table:table-cell table:style-name="ce4" office:value-type="string" calcext:value-type="string">
            <text:p>He3 QE rate</text:p>
            <text:p>30uA (Hz)</text:p>
          </table:table-cell>
          <table:table-cell table:style-name="ce4" office:value-type="string" calcext:value-type="string">
            <text:p>He3 Elastic</text:p>
            <text:p>(no cut)</text:p>
            <text:p>30uA (Hz)</text:p>
          </table:table-cell>
          <table:table-cell table:style-name="ce4" office:value-type="string" calcext:value-type="string">
            <text:p>Total Rate</text:p>
            <text:p>30uA (Hz)</text:p>
          </table:table-cell>
          <table:table-cell/>
          <table:table-cell table:style-name="ce4" office:value-type="string" calcext:value-type="string">
            <text:p>Glass QE</text:p>
            <text:p>Hz/uA</text:p>
          </table:table-cell>
          <table:table-cell table:style-name="ce4" office:value-type="string" calcext:value-type="string">
            <text:p>He3 QE rate</text:p>
            <text:p>Hz/uA</text:p>
          </table:table-cell>
          <table:table-cell table:style-name="ce4" office:value-type="string" calcext:value-type="string">
            <text:p>He3 Elastic</text:p>
            <text:p>(no cut)</text:p>
            <text:p>Hz/uA</text:p>
          </table:table-cell>
          <table:table-cell table:style-name="ce4" office:value-type="string" calcext:value-type="string">
            <text:p>Total Rate</text:p>
            <text:p>Hz/uA</text:p>
          </table:table-cell>
          <table:table-cell/>
          <table:table-cell table:style-name="ce2" office:value-type="string" calcext:value-type="string">
            <text:p>Elastic Rate/Total Rate</text:p>
          </table:table-cell>
          <table:table-cell table:style-name="ce2" office:value-type="string" calcext:value-type="string">
            <text:p>Elastic Rate at 4 kHz (Hz)</text:p>
          </table:table-cell>
          <table:table-cell table:style-name="ce2" office:value-type="string" calcext:value-type="string">
            <text:p>Elastic Rate per Hour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office:value-type="float" office:value="8.5" calcext:value-type="float">
            <text:p>8.5</text:p>
          </table:table-cell>
          <table:table-cell table:style-name="ce4" office:value-type="float" office:value="0.0515" calcext:value-type="float">
            <text:p>0.0515</text:p>
          </table:table-cell>
          <table:table-cell table:formula="of:=[.D37]*25.7" office:value-type="float" office:value="1.32355" calcext:value-type="float">
            <text:p>1.32355</text:p>
          </table:table-cell>
          <table:table-cell table:formula="of:=593644*[.F$2]" office:value-type="float" office:value="431741.090909091" calcext:value-type="float">
            <text:p>431741.090909091</text:p>
          </table:table-cell>
          <table:table-cell table:formula="of:=120013*[.F$2]" office:value-type="float" office:value="87282.1818181818" calcext:value-type="float">
            <text:p>87282.1818181818</text:p>
          </table:table-cell>
          <table:table-cell table:formula="of:=10945*[.F$2]" office:value-type="float" office:value="7960" calcext:value-type="float">
            <text:p>7960</text:p>
          </table:table-cell>
          <table:table-cell table:formula="of:=[.F37]+[.G37]+[.H37]" office:value-type="float" office:value="526983.272727273" calcext:value-type="float">
            <text:p>526983.272727273</text:p>
          </table:table-cell>
          <table:table-cell/>
          <table:table-cell table:style-name="ce6" table:formula="of:=[.F37]/30" office:value-type="float" office:value="14391.3696969697" calcext:value-type="float">
            <text:p>14391.37</text:p>
          </table:table-cell>
          <table:table-cell table:style-name="ce6" table:formula="of:=[.G37]/30" office:value-type="float" office:value="2909.40606060606" calcext:value-type="float">
            <text:p>2909.41</text:p>
          </table:table-cell>
          <table:table-cell table:style-name="ce6" table:formula="of:=[.H37]/30" office:value-type="float" office:value="265.333333333333" calcext:value-type="float">
            <text:p>265.33</text:p>
          </table:table-cell>
          <table:table-cell table:style-name="ce6" table:formula="of:=[.I37]/30" office:value-type="float" office:value="17566.1090909091" calcext:value-type="float">
            <text:p>17566.11</text:p>
          </table:table-cell>
          <table:table-cell/>
          <table:table-cell table:style-name="ce14" table:formula="of:=[.M37]/[.N37]" office:value-type="float" office:value="0.0151048437625069" calcext:value-type="float">
            <text:p>0.0151048</text:p>
          </table:table-cell>
          <table:table-cell table:formula="of:=[.P37]*[.Q$35]" office:value-type="float" office:value="60.4193750500276" calcext:value-type="float">
            <text:p>60.41937505</text:p>
          </table:table-cell>
          <table:table-cell table:formula="of:=[.Q37]*60*60" office:value-type="float" office:value="217509.750180099" calcext:value-type="float">
            <text:p>217509.750180099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151" calcext:value-type="float">
            <text:p>0.151</text:p>
          </table:table-cell>
          <table:table-cell table:style-name="ce4" office:value-type="float" office:value="4.02" calcext:value-type="float">
            <text:p>4.02</text:p>
          </table:table-cell>
          <table:table-cell table:style-name="ce4" office:value-type="float" office:value="151995" calcext:value-type="float">
            <text:p>151995</text:p>
          </table:table-cell>
          <table:table-cell table:style-name="ce4" office:value-type="float" office:value="29704.11" calcext:value-type="float">
            <text:p>29704.11</text:p>
          </table:table-cell>
          <table:table-cell table:style-name="ce4" office:value-type="float" office:value="1233.39" calcext:value-type="float">
            <text:p>1233.39</text:p>
          </table:table-cell>
          <table:table-cell table:style-name="ce4" office:value-type="float" office:value="182932.5" calcext:value-type="float">
            <text:p>182932.5</text:p>
          </table:table-cell>
          <table:table-cell/>
          <table:table-cell table:style-name="ce6" table:formula="of:=[.F38]/30" office:value-type="float" office:value="5066.5" calcext:value-type="float">
            <text:p>5066.50</text:p>
          </table:table-cell>
          <table:table-cell table:style-name="ce6" table:formula="of:=[.G38]/30" office:value-type="float" office:value="990.137" calcext:value-type="float">
            <text:p>990.14</text:p>
          </table:table-cell>
          <table:table-cell table:style-name="ce6" table:formula="of:=[.H38]/30" office:value-type="float" office:value="41.113" calcext:value-type="float">
            <text:p>41.11</text:p>
          </table:table-cell>
          <table:table-cell table:style-name="ce6" table:formula="of:=[.I38]/30" office:value-type="float" office:value="6097.75" calcext:value-type="float">
            <text:p>6097.75</text:p>
          </table:table-cell>
          <table:table-cell/>
          <table:table-cell table:style-name="ce14" table:formula="of:=[.M38]/[.N38]" office:value-type="float" office:value="0.00674232298798737" calcext:value-type="float">
            <text:p>0.0067423</text:p>
          </table:table-cell>
          <table:table-cell table:formula="of:=[.P38]*[.Q$35]" office:value-type="float" office:value="26.9692919519495" calcext:value-type="float">
            <text:p>26.9692919519</text:p>
          </table:table-cell>
          <table:table-cell table:formula="of:=[.Q38]*60*60" office:value-type="float" office:value="97089.4510270181" calcext:value-type="float">
            <text:p>97089.4510270181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211" calcext:value-type="float">
            <text:p>0.211</text:p>
          </table:table-cell>
          <table:table-cell table:style-name="ce4" office:value-type="float" office:value="5.62" calcext:value-type="float">
            <text:p>5.62</text:p>
          </table:table-cell>
          <table:table-cell table:style-name="ce4" office:value-type="float" office:value="67024" calcext:value-type="float">
            <text:p>67024</text:p>
          </table:table-cell>
          <table:table-cell table:style-name="ce4" office:value-type="float" office:value="12186.12" calcext:value-type="float">
            <text:p>12186.12</text:p>
          </table:table-cell>
          <table:table-cell table:style-name="ce4" office:value-type="float" office:value="170.218" calcext:value-type="float">
            <text:p>170.218</text:p>
          </table:table-cell>
          <table:table-cell table:style-name="ce4" office:value-type="float" office:value="79380.338" calcext:value-type="float">
            <text:p>79380.338</text:p>
          </table:table-cell>
          <table:table-cell/>
          <table:table-cell table:style-name="ce6" table:formula="of:=[.F39]/30" office:value-type="float" office:value="2234.13333333333" calcext:value-type="float">
            <text:p>2234.13</text:p>
          </table:table-cell>
          <table:table-cell table:style-name="ce6" table:formula="of:=[.G39]/30" office:value-type="float" office:value="406.204" calcext:value-type="float">
            <text:p>406.20</text:p>
          </table:table-cell>
          <table:table-cell table:style-name="ce6" table:formula="of:=[.H39]/30" office:value-type="float" office:value="5.67393333333333" calcext:value-type="float">
            <text:p>5.67</text:p>
          </table:table-cell>
          <table:table-cell table:style-name="ce6" table:formula="of:=[.I39]/30" office:value-type="float" office:value="2646.01126666667" calcext:value-type="float">
            <text:p>2646.01</text:p>
          </table:table-cell>
          <table:table-cell/>
          <table:table-cell table:style-name="ce14" table:formula="of:=[.M39]/[.N39]" office:value-type="float" office:value="0.00214433453281592" calcext:value-type="float">
            <text:p>0.0021443</text:p>
          </table:table-cell>
          <table:table-cell table:formula="of:=[.P39]*[.Q$35]" office:value-type="float" office:value="8.57733813126368" calcext:value-type="float">
            <text:p>8.5773381313</text:p>
          </table:table-cell>
          <table:table-cell table:formula="of:=[.Q39]*60*60" office:value-type="float" office:value="30878.4172725492" calcext:value-type="float">
            <text:p>30878.4172725492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276" calcext:value-type="float">
            <text:p>0.276</text:p>
          </table:table-cell>
          <table:table-cell table:style-name="ce4" office:value-type="float" office:value="7.35" calcext:value-type="float">
            <text:p>7.35</text:p>
          </table:table-cell>
          <table:table-cell table:style-name="ce4" office:value-type="float" office:value="28991" calcext:value-type="float">
            <text:p>28991</text:p>
          </table:table-cell>
          <table:table-cell table:style-name="ce4" office:value-type="float" office:value="5351.64" calcext:value-type="float">
            <text:p>5351.64</text:p>
          </table:table-cell>
          <table:table-cell table:style-name="ce4" office:value-type="float" office:value="17.396" calcext:value-type="float">
            <text:p>17.396</text:p>
          </table:table-cell>
          <table:table-cell table:style-name="ce4" office:value-type="float" office:value="34360.036" calcext:value-type="float">
            <text:p>34360.036</text:p>
          </table:table-cell>
          <table:table-cell/>
          <table:table-cell table:style-name="ce6" table:formula="of:=[.F40]/30" office:value-type="float" office:value="966.366666666667" calcext:value-type="float">
            <text:p>966.37</text:p>
          </table:table-cell>
          <table:table-cell table:style-name="ce6" table:formula="of:=[.G40]/30" office:value-type="float" office:value="178.388" calcext:value-type="float">
            <text:p>178.39</text:p>
          </table:table-cell>
          <table:table-cell table:style-name="ce6" table:formula="of:=[.H40]/30" office:value-type="float" office:value="0.579866666666667" calcext:value-type="float">
            <text:p>0.58</text:p>
          </table:table-cell>
          <table:table-cell table:style-name="ce6" table:formula="of:=[.I40]/30" office:value-type="float" office:value="1145.33453333333" calcext:value-type="float">
            <text:p>1145.33</text:p>
          </table:table-cell>
          <table:table-cell/>
          <table:table-cell table:style-name="ce14" table:formula="of:=[.M40]/[.N40]" office:value-type="float" office:value="0.000506285849060228" calcext:value-type="float">
            <text:p>0.0005063</text:p>
          </table:table-cell>
          <table:table-cell table:formula="of:=[.P40]*[.Q$35]" office:value-type="float" office:value="2.02514339624091" calcext:value-type="float">
            <text:p>2.0251433962</text:p>
          </table:table-cell>
          <table:table-cell table:formula="of:=[.Q40]*60*60" office:value-type="float" office:value="7290.51622646728" calcext:value-type="float">
            <text:p>7290.5162264673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321" calcext:value-type="float">
            <text:p>0.321</text:p>
          </table:table-cell>
          <table:table-cell table:style-name="ce4" office:value-type="float" office:value="8.55" calcext:value-type="float">
            <text:p>8.55</text:p>
          </table:table-cell>
          <table:table-cell table:style-name="ce4" office:value-type="float" office:value="11875" calcext:value-type="float">
            <text:p>11875</text:p>
          </table:table-cell>
          <table:table-cell table:style-name="ce4" office:value-type="float" office:value="2369.919" calcext:value-type="float">
            <text:p>2369.919</text:p>
          </table:table-cell>
          <table:table-cell table:style-name="ce4" office:value-type="float" office:value="3.272" calcext:value-type="float">
            <text:p>3.272</text:p>
          </table:table-cell>
          <table:table-cell table:style-name="ce4" office:value-type="float" office:value="14248.191" calcext:value-type="float">
            <text:p>14248.191</text:p>
          </table:table-cell>
          <table:table-cell/>
          <table:table-cell table:style-name="ce6" table:formula="of:=[.F41]/30" office:value-type="float" office:value="395.833333333333" calcext:value-type="float">
            <text:p>395.83</text:p>
          </table:table-cell>
          <table:table-cell table:style-name="ce6" table:formula="of:=[.G41]/30" office:value-type="float" office:value="78.9973" calcext:value-type="float">
            <text:p>79.00</text:p>
          </table:table-cell>
          <table:table-cell table:style-name="ce6" table:formula="of:=[.H41]/30" office:value-type="float" office:value="0.109066666666667" calcext:value-type="float">
            <text:p>0.11</text:p>
          </table:table-cell>
          <table:table-cell table:style-name="ce6" table:formula="of:=[.I41]/30" office:value-type="float" office:value="474.9397" calcext:value-type="float">
            <text:p>474.94</text:p>
          </table:table-cell>
          <table:table-cell/>
          <table:table-cell table:style-name="ce14" table:formula="of:=[.M41]/[.N41]" office:value-type="float" office:value="0.000229643187686072" calcext:value-type="float">
            <text:p>0.0002296</text:p>
          </table:table-cell>
          <table:table-cell table:formula="of:=[.P41]*[.Q$35]" office:value-type="float" office:value="0.918572750744288" calcext:value-type="float">
            <text:p>0.9185727507</text:p>
          </table:table-cell>
          <table:table-cell table:formula="of:=[.Q41]*60*60" office:value-type="float" office:value="3306.86190267944" calcext:value-type="float">
            <text:p>3306.8619026794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0.444" calcext:value-type="float">
            <text:p>0.444</text:p>
          </table:table-cell>
          <table:table-cell table:style-name="ce4" office:value-type="float" office:value="11.83" calcext:value-type="float">
            <text:p>11.83</text:p>
          </table:table-cell>
          <table:table-cell table:style-name="ce4" office:value-type="float" office:value="9223.81" calcext:value-type="float">
            <text:p>9223.81</text:p>
          </table:table-cell>
          <table:table-cell table:style-name="ce4" office:value-type="float" office:value="1745.47" calcext:value-type="float">
            <text:p>1745.47</text:p>
          </table:table-cell>
          <table:table-cell table:style-name="ce4" office:value-type="float" office:value="0.205" calcext:value-type="float">
            <text:p>0.205</text:p>
          </table:table-cell>
          <table:table-cell table:style-name="ce4" office:value-type="float" office:value="10969.485" calcext:value-type="float">
            <text:p>10969.485</text:p>
          </table:table-cell>
          <table:table-cell/>
          <table:table-cell table:style-name="ce6" table:formula="of:=[.F42]/30" office:value-type="float" office:value="307.460333333333" calcext:value-type="float">
            <text:p>307.46</text:p>
          </table:table-cell>
          <table:table-cell table:style-name="ce6" table:formula="of:=[.G42]/30" office:value-type="float" office:value="58.1823333333333" calcext:value-type="float">
            <text:p>58.18</text:p>
          </table:table-cell>
          <table:table-cell table:style-name="ce6" table:formula="of:=[.H42]/30" office:value-type="float" office:value="0.00683333333333333" calcext:value-type="float">
            <text:p>0.01</text:p>
          </table:table-cell>
          <table:table-cell table:style-name="ce6" table:formula="of:=[.I42]/30" office:value-type="float" office:value="365.6495" calcext:value-type="float">
            <text:p>365.65</text:p>
          </table:table-cell>
          <table:table-cell/>
          <table:table-cell table:style-name="ce14" table:formula="of:=[.M42]/[.N42]" office:value-type="float" office:value="0.0000186882064199003" calcext:value-type="float">
            <text:p>0.0000187</text:p>
          </table:table-cell>
          <table:table-cell table:formula="of:=[.P42]*[.Q$35]" office:value-type="float" office:value="0.0747528256796012" calcext:value-type="float">
            <text:p>0.0747528257</text:p>
          </table:table-cell>
          <table:table-cell table:formula="of:=[.Q42]*60*60" office:value-type="float" office:value="269.110172446564" calcext:value-type="float">
            <text:p>269.1101724466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HM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3.78" calcext:value-type="float">
            <text:p>3.78</text:p>
          </table:table-cell>
          <table:table-cell table:style-name="ce4" office:value-type="float" office:value="128978" calcext:value-type="float">
            <text:p>128978</text:p>
          </table:table-cell>
          <table:table-cell table:style-name="ce4" office:value-type="float" office:value="22926" calcext:value-type="float">
            <text:p>22926</text:p>
          </table:table-cell>
          <table:table-cell table:style-name="ce4" office:value-type="float" office:value="1718.87" calcext:value-type="float">
            <text:p>1718.87</text:p>
          </table:table-cell>
          <table:table-cell table:style-name="ce4" office:value-type="float" office:value="153622.87" calcext:value-type="float">
            <text:p>153622.87</text:p>
          </table:table-cell>
          <table:table-cell/>
          <table:table-cell table:style-name="ce6" table:formula="of:=[.F43]/30" office:value-type="float" office:value="4299.26666666667" calcext:value-type="float">
            <text:p>4299.27</text:p>
          </table:table-cell>
          <table:table-cell table:style-name="ce6" table:formula="of:=[.G43]/30" office:value-type="float" office:value="764.2" calcext:value-type="float">
            <text:p>764.20</text:p>
          </table:table-cell>
          <table:table-cell table:style-name="ce6" table:formula="of:=[.H43]/30" office:value-type="float" office:value="57.2956666666667" calcext:value-type="float">
            <text:p>57.30</text:p>
          </table:table-cell>
          <table:table-cell table:style-name="ce6" table:formula="of:=[.I43]/30" office:value-type="float" office:value="5120.76233333333" calcext:value-type="float">
            <text:p>5120.76</text:p>
          </table:table-cell>
          <table:table-cell/>
          <table:table-cell table:style-name="ce14" table:formula="of:=[.M43]/[.N43]" office:value-type="float" office:value="0.011188893945283" calcext:value-type="float">
            <text:p>0.0111889</text:p>
          </table:table-cell>
          <table:table-cell table:formula="of:=[.P43]*[.Q$35]" office:value-type="float" office:value="44.755575781132" calcext:value-type="float">
            <text:p>44.7555757811</text:p>
          </table:table-cell>
          <table:table-cell table:formula="of:=[.Q43]*60*60" office:value-type="float" office:value="161120.072812075" calcext:value-type="float">
            <text:p>161120.072812075</text:p>
          </table:table-cell>
          <table:table-cell table:number-columns-repeated="38"/>
        </table:table-row>
        <table:table-row table:style-name="ro4">
          <table:table-cell/>
          <table:table-cell office:value-type="string" calcext:value-type="string">
            <text:p>HM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372" calcext:value-type="float">
            <text:p>0.372</text:p>
          </table:table-cell>
          <table:table-cell table:style-name="ce4" office:value-type="float" office:value="9.91" calcext:value-type="float">
            <text:p>9.91</text:p>
          </table:table-cell>
          <table:table-cell table:style-name="ce4" office:value-type="float" office:value="9712" calcext:value-type="float">
            <text:p>9712</text:p>
          </table:table-cell>
          <table:table-cell table:style-name="ce4" office:value-type="float" office:value="1843.695" calcext:value-type="float">
            <text:p>1843.695</text:p>
          </table:table-cell>
          <table:table-cell table:style-name="ce4" office:value-type="float" office:value="0.631" calcext:value-type="float">
            <text:p>0.631</text:p>
          </table:table-cell>
          <table:table-cell table:style-name="ce4" office:value-type="float" office:value="11556.326" calcext:value-type="float">
            <text:p>11556.326</text:p>
          </table:table-cell>
          <table:table-cell/>
          <table:table-cell table:style-name="ce6" table:formula="of:=[.F44]/30" office:value-type="float" office:value="323.733333333333" calcext:value-type="float">
            <text:p>323.73</text:p>
          </table:table-cell>
          <table:table-cell table:style-name="ce6" table:formula="of:=[.G44]/30" office:value-type="float" office:value="61.4565" calcext:value-type="float">
            <text:p>61.46</text:p>
          </table:table-cell>
          <table:table-cell table:style-name="ce6" table:formula="of:=[.H44]/30" office:value-type="float" office:value="0.0210333333333333" calcext:value-type="float">
            <text:p>0.02</text:p>
          </table:table-cell>
          <table:table-cell table:style-name="ce6" table:formula="of:=[.I44]/30" office:value-type="float" office:value="385.210866666667" calcext:value-type="float">
            <text:p>385.21</text:p>
          </table:table-cell>
          <table:table-cell/>
          <table:table-cell table:style-name="ce14" table:formula="of:=[.M44]/[.N44]" office:value-type="float" office:value="0.0000546021287388397" calcext:value-type="float">
            <text:p>0.0000546</text:p>
          </table:table-cell>
          <table:table-cell table:formula="of:=[.P44]*[.Q$35]" office:value-type="float" office:value="0.218408514955359" calcext:value-type="float">
            <text:p>0.218408515</text:p>
          </table:table-cell>
          <table:table-cell table:formula="of:=[.Q44]*60*60" office:value-type="float" office:value="786.270653839292" calcext:value-type="float">
            <text:p>786.2706538393</text:p>
          </table:table-cell>
          <table:table-cell table:number-columns-repeated="38"/>
        </table:table-row>
        <table:table-row table:style-name="ro4" table:number-rows-repeated="1048531">
          <table:table-cell table:number-columns-repeated="56"/>
        </table:table-row>
        <table:table-row table:style-name="ro4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percentage-style style:name="N123">
      <number:number number:decimal-places="1" number:min-integer-digits="1"/>
      <number:text>%</number:text>
    </number:percentage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1">00/00/0000</text:date>, <text:time style:data-style-name="N2" text:time-value="17:02:18.94314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9:37.960121053</meta:creation-date>
    <dc:date>2020-12-01T18:06:52.360152810</dc:date>
    <meta:editing-duration>P4DT9H50M57S</meta:editing-duration>
    <meta:editing-cycles>81</meta:editing-cycles>
    <meta:generator>LibreOffice/4.2.8.2$Linux_X86_64 LibreOffice_project/420m0$Build-2</meta:generator>
    <meta:document-statistic meta:table-count="1" meta:cell-count="743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I17:Sheet1.J23" svg:x="0.32cm" svg:y="0.18cm" svg:width="11.291cm" svg:height="8.64cm">
          <chartooo:coordinate-region svg:x="1.418cm" svg:y="0.379cm" svg:width="9.5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7:Sheet1.J23" chart:class="chart:scatter">
            <chart:domain table:cell-range-address="Sheet1.I17:Sheet1.I23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I17:Sheet1.I23</svg:desc>
                </draw:g>
              </table:table-cell>
              <table:table-cell office:value-type="float" office:value="0.01409">
                <text:p>0.01409</text:p>
                <draw:g>
                  <svg:desc>Sheet1.J17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9957">
                <text:p>0.009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0.007104">
                <text:p>0.007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315881">
                <text:p>0.00315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0183662">
                <text:p>0.00183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0100174">
                <text:p>0.00100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8.982cm" xlink:href=".." xlink:type="simple" chart:class="chart:scatter" chart:style-name="ch1">
        <chart:legend chart:legend-position="end" svg:x="13.773cm" svg:y="4.192cm" style:legend-expansion="high" chart:style-name="ch2"/>
        <chart:plot-area chart:style-name="ch3" table:cell-range-address="Sheet1.X18:Sheet1.Y28" svg:x="0.32cm" svg:y="0.179cm" svg:width="13.133cm" svg:height="8.624cm">
          <chartooo:coordinate-region svg:x="0.941cm" svg:y="0.378cm" svg:width="12.232cm" svg:height="7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Y18:Sheet1.Y28" chart:class="chart:scatter">
            <chart:domain table:cell-range-address="Sheet1.X18:Sheet1.X28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X18:Sheet1.X28</svg:desc>
                </draw:g>
              </table:table-cell>
              <table:table-cell office:value-type="float" office:value="1">
                <text:p>1</text:p>
                <draw:g>
                  <svg:desc>Sheet1.Y18:Sheet1.Y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157165665104">
                <text:p>1.5157165665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93318204493176">
                <text:p>1.93318204493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9739670999407">
                <text:p>2.29739670999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62652780440377">
                <text:p>2.62652780440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93015605158352">
                <text:p>2.93015605158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1409584971604">
                <text:p>3.21409584971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4822022531845">
                <text:p>3.4822022531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3719281884655">
                <text:p>3.73719281884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8107170553497">
                <text:p>3.98107170553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153691330919">
                <text:p>4.2153691330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